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4806in"/>
        </style:tab-stops>
      </style:paragraph-properties>
      <style:text-properties style:font-name="Menlo" fo:font-size="14.0pt" fo:color="#0f7001"/>
    </style:style>
    <style:style style:name="P2" style:family="paragraph" style:parent-style-name="Standard">
      <style:paragraph-properties>
        <style:tab-stops>
          <style:tab-stop style:position="0.4806in"/>
        </style:tab-stops>
      </style:paragraph-properties>
      <style:text-properties style:font-name="Menlo" fo:font-size="14.0pt"/>
    </style:style>
    <style:style style:name="P3" style:family="paragraph" style:parent-style-name="Standard">
      <style:paragraph-properties>
        <style:tab-stops>
          <style:tab-stop style:position="0.4806in"/>
        </style:tab-stops>
      </style:paragraph-properties>
      <style:text-properties style:font-name="Menlo" fo:font-size="14.0pt" fo:color="#008000"/>
    </style:style>
    <style:style style:name="P4" style:family="paragraph" style:parent-style-name="Standard">
      <style:paragraph-properties>
        <style:tab-stops>
          <style:tab-stop style:position="0.4806in"/>
        </style:tab-stops>
      </style:paragraph-properties>
      <style:text-properties style:font-name="Menlo" fo:font-size="14.0pt" fo:color="#0000ff"/>
    </style:style>
    <style:style style:name="P5" style:family="paragraph" style:parent-style-name="Standard">
      <style:paragraph-properties>
        <style:tab-stops>
          <style:tab-stop style:position="0.4806in"/>
        </style:tab-stops>
      </style:paragraph-properties>
      <style:text-properties style:font-name="Menlo" fo:font-size="14.0pt" fo:color="#2b839f"/>
    </style:style>
    <style:style style:name="P6" style:family="paragraph" style:parent-style-name="Standard">
      <style:paragraph-properties>
        <style:tab-stops>
          <style:tab-stop style:position="0.4806in"/>
        </style:tab-stops>
      </style:paragraph-properties>
      <style:text-properties style:font-name="Menlo" fo:font-size="14.0pt" fo:color="#a31515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31515"/>
    </style:style>
    <style:style style:name="T4" style:family="text">
      <style:text-properties fo:color="#2b839f"/>
    </style:style>
    <style:style style:name="T5" style:family="text">
      <style:text-properties fo:color="#008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/*****************************************</text:p>
      <text:p text:style-name="P1"><text:s/>* Circle.h <text:s text:c="29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2"><text:span text:style-name="T1">class</text:span><text:s/>Circle</text:p>
      <text:p text:style-name="P2">{</text:p>
      <text:p text:style-name="P3">//Public members are accessible from anywhere where the object is visible.</text:p>
      <text:p text:style-name="P4">public<text:span text:style-name="T2">:</text:span></text:p>
      <text:p text:style-name="P3"><text:span text:style-name="T2"><text:s text:c="4"/></text:span>//Constructor function of Circle class, when a new object is created, it will be called.</text:p>
      <text:p text:style-name="P2"><text:s text:c="4"/>Circle();</text:p>
      <text:p text:style-name="P3"><text:span text:style-name="T2"><text:s text:c="4"/></text:span>//Destructor function of Circle class, when object is removed, it will be called.</text:p>
      <text:p text:style-name="P2"><text:s text:c="4"/>~Circle();</text:p>
      <text:p text:style-name="P2"><text:s text:c="4"/></text:p>
      <text:p text:style-name="P3">//Those are member functions. They can call from an object that is created from Circle class.</text:p>
      <text:p text:style-name="P2"><text:s text:c="4"/></text:p>
      <text:p text:style-name="P3">/*</text:p>
      <text:p text:style-name="P3"><text:s/>***Private members of a class are accessible only from within other members of the same class.</text:p>
      <text:p text:style-name="P3"><text:s text:c="4"/>--&gt; <text:s/>That's why we create getter functions(also called accessor functions) to reach private members of an object</text:p>
      <text:p text:style-name="P3"><text:s text:c="4"/>--&gt; <text:s/>via these functions on condition that don't change them (private members will be returned but won't be changed).</text:p>
      <text:p text:style-name="P3"><text:s/>*/</text:p>
      <text:p text:style-name="P2"><text:s text:c="4"/></text:p>
      <text:p text:style-name="P3"><text:span text:style-name="T2"><text:s text:c="4"/></text:span>//Returns centerX (private member) as constant (doesn't change)</text:p>
      <text:p text:style-name="P2"><text:s text:c="4"/><text:span text:style-name="T1">float</text:span><text:s/>getCenterX() <text:span text:style-name="T1">const</text:span>;</text:p>
      <text:p text:style-name="P3"><text:span text:style-name="T2"><text:s text:c="4"/></text:span>//Returns centerY (private member) as constant (doesn't change)</text:p>
      <text:p text:style-name="P2"><text:s text:c="4"/><text:span text:style-name="T1">float</text:span><text:s/>getCenterY() <text:span text:style-name="T1">const</text:span>;</text:p>
      <text:p text:style-name="P3"><text:span text:style-name="T2"><text:s text:c="4"/></text:span>//Returns radius (private member) as constant (doesn't change)</text:p>
      <text:p text:style-name="P2"><text:s text:c="4"/><text:span text:style-name="T1">double</text:span><text:s/>getRadius() <text:span text:style-name="T1">const</text:span>;</text:p>
      <text:p text:style-name="P2"><text:s text:c="4"/></text:p>
      <text:p text:style-name="P3"><text:span text:style-name="T2"><text:s text:c="4"/></text:span>//Assigns given parameter (center_X) to object's private member centerX.</text:p>
      <text:p text:style-name="P2"><text:s text:c="4"/><text:span text:style-name="T1">void</text:span><text:s/>setCenterX(<text:span text:style-name="T1">float</text:span><text:s/>center_X);</text:p>
      <text:p text:style-name="P3"><text:span text:style-name="T2"><text:s text:c="4"/></text:span>//Assigns given parameter (center_Y) to object's private member centerY.</text:p>
      <text:p text:style-name="P2"><text:s text:c="4"/><text:span text:style-name="T1">void</text:span><text:s/>setCenterY(<text:span text:style-name="T1">float</text:span><text:s/>center_Y);</text:p>
      <text:p text:style-name="P3"><text:span text:style-name="T2"><text:s text:c="4"/></text:span>//Assigns given parameter (rad) to object's private member radius.</text:p>
      <text:p text:style-name="P2"><text:s text:c="4"/><text:span text:style-name="T1">void</text:span><text:s/>setRadius(<text:span text:style-name="T1">double</text:span><text:s/>rad);</text:p>
      <text:p text:style-name="P2"/>
      <text:p text:style-name="P3">//Private members of a class are accessible only from within other members of the same class.</text:p>
      <text:p text:style-name="P4">private<text:span text:style-name="T2">:</text:span></text:p>
      <text:p text:style-name="P2"><text:s text:c="4"/><text:span text:style-name="T1">float</text:span><text:s/>centerX;</text:p>
      <text:p text:style-name="P2"><text:s text:c="4"/><text:span text:style-name="T1">float</text:span><text:s/>centerY;</text:p>
      <text:p text:style-name="P2"><text:s text:c="4"/><text:span text:style-name="T1">double</text:span><text:s/>radius;</text:p>
      <text:p text:style-name="P2">};</text:p>
      <text:p text:style-name="P2"/>
      <text:p text:style-name="P2">———————</text:p>
      <text:p text:style-name="P2"/>
      <text:p text:style-name="P1">/*****************************************</text:p>
      <text:p text:style-name="P1"><text:s/>* Circle.cpp <text:s text:c="27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3"><text:span text:style-name="T1">#include </text:span><text:span text:style-name="T3">"Circle.h"</text:span><text:span text:style-name="T1"><text:s text:c="13"/></text:span>//To know function prototypes of Circle class.</text:p>
      <text:p text:style-name="P2"/>
      <text:p text:style-name="P3">//Constructor function of Circle class.</text:p>
      <text:p text:style-name="P2"><text:span text:style-name="T4">Circle</text:span>::Circle()</text:p>
      <text:p text:style-name="P2">{</text:p>
      <text:p text:style-name="P2"><text:s text:c="4"/></text:p>
      <text:p text:style-name="P2">}</text:p>
      <text:p text:style-name="P2"/>
      <text:p text:style-name="P3">//Destructor function of Circle class.</text:p>
      <text:p text:style-name="P2"><text:span text:style-name="T4">Circle</text:span>::~Circle()</text:p>
      <text:p text:style-name="P2">{</text:p>
      <text:p text:style-name="P2"><text:s text:c="4"/></text:p>
      <text:p text:style-name="P2">}</text:p>
      <text:p text:style-name="P2"/>
      <text:p text:style-name="P3">//Returns centerX (private member) as constant (doesn't change)</text:p>
      <text:p text:style-name="P2"><text:span text:style-name="T1">float</text:span><text:s/><text:span text:style-name="T4">Circle</text:span>::getCenterX() <text:span text:style-name="T1">const</text:span>{</text:p>
      <text:p text:style-name="P5"><text:span text:style-name="T2"><text:s text:c="4"/></text:span><text:span text:style-name="T1">return</text:span><text:span text:style-name="T2"><text:s/></text:span>centerX<text:span text:style-name="T2">;</text:span></text:p>
      <text:p text:style-name="P2">}</text:p>
      <text:p text:style-name="P2"/>
      <text:p text:style-name="P3">//Returns centerY (private member) as constant (doesn't change)</text:p>
      <text:p text:style-name="P2"><text:span text:style-name="T1">float</text:span><text:s/><text:span text:style-name="T4">Circle</text:span>::getCenterY() <text:span text:style-name="T1">const</text:span>{</text:p>
      <text:p text:style-name="P5"><text:span text:style-name="T2"><text:s text:c="4"/></text:span><text:span text:style-name="T1">return</text:span><text:span text:style-name="T2"><text:s/></text:span>centerY<text:span text:style-name="T2">;</text:span></text:p>
      <text:p text:style-name="P2">}</text:p>
      <text:p text:style-name="P2"/>
      <text:p text:style-name="P3">//Returns radius (private member) as constant (doesn't change)</text:p>
      <text:p text:style-name="P2"><text:span text:style-name="T1">double</text:span><text:s/><text:span text:style-name="T4">Circle</text:span>::getRadius() <text:span text:style-name="T1">const</text:span>{</text:p>
      <text:p text:style-name="P2"><text:s text:c="4"/><text:span text:style-name="T1">return</text:span><text:s/><text:span text:style-name="T4">radius</text:span>;</text:p>
      <text:p text:style-name="P2">}</text:p>
      <text:p text:style-name="P2"/>
      <text:p text:style-name="P3">//Assigns given parameter (center_X) to object's private member centerX.</text:p>
      <text:p text:style-name="P2"><text:span text:style-name="T1">void</text:span><text:s/><text:span text:style-name="T4">Circle</text:span>::setCenterX(<text:span text:style-name="T1">float</text:span><text:s/>center_X){</text:p>
      <text:p text:style-name="P2"><text:s text:c="4"/><text:span text:style-name="T4">centerX</text:span><text:s/>= center_X;</text:p>
      <text:p text:style-name="P2">}</text:p>
      <text:p text:style-name="P2"/>
      <text:p text:style-name="P3">//Assigns given parameter (center_Y) to object's private member centerY.</text:p>
      <text:p text:style-name="P2"><text:span text:style-name="T1">void</text:span><text:s/><text:span text:style-name="T4">Circle</text:span>::setCenterY(<text:span text:style-name="T1">float</text:span><text:s/>center_Y){</text:p>
      <text:p text:style-name="P2"><text:s text:c="4"/><text:span text:style-name="T4">centerY</text:span><text:s/>= center_Y;</text:p>
      <text:p text:style-name="P2">}</text:p>
      <text:p text:style-name="P2"/>
      <text:p text:style-name="P3">//Assigns given parameter (rad) to object's private member radius.</text:p>
      <text:p text:style-name="P2"><text:span text:style-name="T1">void</text:span><text:s/><text:span text:style-name="T4">Circle</text:span>::setRadius(<text:span text:style-name="T1">double</text:span><text:s/>rad){</text:p>
      <text:p text:style-name="P2"><text:s text:c="4"/><text:span text:style-name="T4">radius</text:span><text:s/>= rad;</text:p>
      <text:p text:style-name="P2">}</text:p>
      <text:p text:style-name="P2"/>
      <text:p text:style-name="P2">—————</text:p>
      <text:p text:style-name="P2"/>
      <text:p text:style-name="P1">/*****************************************</text:p>
      <text:p text:style-name="P1"><text:s/>* RandomNumberGenerator.h <text:s text:c="14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3"><text:span text:style-name="T1">#include </text:span><text:span text:style-name="T3">"Circle.h"</text:span><text:span text:style-name="T1"><text:s text:c="13"/></text:span>//To declare a function that is able to return Circle object (or its adrres).</text:p>
      <text:p text:style-name="P2"/>
      <text:p text:style-name="P2"><text:span text:style-name="T1">class</text:span><text:s/>RandomNumberGenerator</text:p>
      <text:p text:style-name="P2">{</text:p>
      <text:p text:style-name="P3">//Public members are accessible from anywhere where the object is visible.</text:p>
      <text:p text:style-name="P4">public<text:span text:style-name="T2">:</text:span></text:p>
      <text:p text:style-name="P2"><text:s text:c="4"/></text:p>
      <text:p text:style-name="P3"><text:span text:style-name="T2"><text:s text:c="4"/></text:span>//Enums are used to don't define constans for each parameter.</text:p>
      <text:p text:style-name="P3"><text:span text:style-name="T2"><text:s text:c="4"/></text:span>// <text:s/>The idea is that instead of using an int to represent a set of values,</text:p>
      <text:p text:style-name="P3"><text:span text:style-name="T2"><text:s text:c="4"/></text:span>// <text:s/>a type(enum) with a restricted set of values in used instead.</text:p>
      <text:p text:style-name="P3"><text:span text:style-name="T2"><text:s text:c="4"/></text:span>//If we didn't define enums we must define " const int ONE=1; " or " const int TWO=2 "</text:p>
      <text:p text:style-name="P3"><text:span text:style-name="T2"><text:s text:c="4"/></text:span>// *** it can be integer value respectively 1,2,3,4 ***</text:p>
      <text:p text:style-name="P2"><text:s text:c="4"/><text:span text:style-name="T1">enum</text:span><text:s/>Precision { ONE, TWO, THREE, FOUR };</text:p>
      <text:p text:style-name="P2"><text:s text:c="4"/><text:span text:style-name="T1">enum</text:span><text:s/>CharacterType { UPPER_LETTER, LOWER_LETTER, DIGIT };</text:p>
      <text:p text:style-name="P2"><text:s text:c="4"/></text:p>
      <text:p text:style-name="P3"><text:span text:style-name="T2"><text:s text:c="4"/></text:span>//Constructor function of RandomNumberGenerator class, when a new object is created, it will be called.</text:p>
      <text:p text:style-name="P2"><text:s text:c="4"/>RandomNumberGenerator();</text:p>
      <text:p text:style-name="P2"><text:s text:c="4"/></text:p>
      <text:p text:style-name="P3"><text:span text:style-name="T2"><text:s text:c="4"/></text:span>//A virtual function or virtual method is a function whose behavior can be overridden</text:p>
      <text:p text:style-name="P3"><text:span text:style-name="T2"><text:s text:c="4"/></text:span>//within an inheriting class by a function with the same signature.</text:p>
      <text:p text:style-name="P3"><text:span text:style-name="T2"><text:s text:c="4"/></text:span>//Destructor function of RandomNumberGenerator class, when object is removed, it will be called.</text:p>
      <text:p text:style-name="P2"><text:s text:c="4"/><text:span text:style-name="T1">virtual</text:span><text:s/>~RandomNumberGenerator();</text:p>
      <text:p text:style-name="P2"/>
      <text:p text:style-name="P3">//Those are member functions. They can call from an object that is created from RandomNumberGenerator class.</text:p>
      <text:p text:style-name="P2"><text:s text:c="4"/></text:p>
      <text:p text:style-name="P3"><text:span text:style-name="T2"><text:s text:c="4"/></text:span>//Generates integer number randomly between lowerBound and upperBound.</text:p>
      <text:p text:style-name="P2"><text:s text:c="4"/><text:span text:style-name="T1">int</text:span><text:s/>getRandomInteger(<text:span text:style-name="T1">int</text:span><text:s/>lowerBound, <text:span text:style-name="T1">int</text:span><text:s/>upperBound);</text:p>
      <text:p text:style-name="P2"><text:s text:c="4"/></text:p>
      <text:p text:style-name="P3"><text:span text:style-name="T2"><text:s text:c="4"/></text:span>//Generates float number randomly between lowerBound and upperBound</text:p>
      <text:p text:style-name="P3"><text:span text:style-name="T2"><text:s text:c="4"/></text:span>//and its fractional part is defined by precision (it can be integer value respectively 1,2,3,4).</text:p>
      <text:p text:style-name="P2"><text:s text:c="4"/><text:span text:style-name="T1">float</text:span><text:s/>getRandomFloat(<text:span text:style-name="T1">float</text:span><text:s/>lowerBound, <text:span text:style-name="T1">float</text:span><text:s/>upperBound, <text:span text:style-name="T4">Precision</text:span><text:s/>precision);</text:p>
      <text:p text:style-name="P2"><text:s text:c="4"/></text:p>
      <text:p text:style-name="P3"><text:span text:style-name="T2"><text:s text:c="4"/></text:span>//Generates double number randomly between lowerBound and upperBound</text:p>
      <text:p text:style-name="P3"><text:span text:style-name="T2"><text:s text:c="4"/></text:span>//and its fractional part is defined by precision (it can be integer value respectively 1,2,3,4).</text:p>
      <text:p text:style-name="P2"><text:s text:c="4"/><text:span text:style-name="T1">double</text:span><text:s/>getRandomDouble(<text:span text:style-name="T1">double</text:span><text:s/>lowerBound, <text:span text:style-name="T1">double</text:span><text:s/>upperBound, <text:span text:style-name="T4">Precision</text:span><text:s/>precision);</text:p>
      <text:p text:style-name="P2"><text:s text:c="4"/></text:p>
      <text:p text:style-name="P3"><text:span text:style-name="T2"><text:s text:c="4"/></text:span>//Generates a character randomly intended character type (it is defined by CharacterType enum).</text:p>
      <text:p text:style-name="P2"><text:s text:c="4"/><text:span text:style-name="T1">char</text:span><text:s/>getRandomCharacter(<text:span text:style-name="T4">CharacterType</text:span><text:s/>characterType);</text:p>
      <text:p text:style-name="P2"><text:s text:c="4"/></text:p>
      <text:p text:style-name="P3"><text:span text:style-name="T2"><text:s text:c="4"/></text:span>//Generates a circle whose radius will be between given parameters minRadius and maxRadius</text:p>
      <text:p text:style-name="P3"><text:span text:style-name="T2"><text:s text:c="4"/></text:span>//and its fractional part is defined by precision (it can be integer value respectively 1,2,3,4).</text:p>
      <text:p text:style-name="P2"><text:s text:c="4"/><text:span text:style-name="T4">Circle</text:span><text:s/>getRandomCircle(<text:span text:style-name="T1">float</text:span><text:s/>minRadius, <text:span text:style-name="T1">float</text:span><text:s/>maxRadius, <text:span text:style-name="T4">Precision</text:span><text:s/>precision);</text:p>
      <text:p text:style-name="P2">};</text:p>
      <text:p text:style-name="P2"/>
      <text:p text:style-name="P2">————</text:p>
      <text:p text:style-name="P2"/>
      <text:p text:style-name="P1">/*****************************************</text:p>
      <text:p text:style-name="P1"><text:s/>* RandomNumberGenerator.cpp <text:s text:c="12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3"><text:span text:style-name="T1">#include </text:span><text:span text:style-name="T3">"RandomNumberGenerator.h"</text:span><text:span text:style-name="T1"><text:s text:c="2"/></text:span>//To know function prototypes of RandomNumberGenerator class.</text:p>
      <text:p text:style-name="P4">#include <text:span text:style-name="T3">&lt;time.h&gt;</text:span><text:s text:c="19"/><text:span text:style-name="T5">//To use srand() function.</text:span></text:p>
      <text:p text:style-name="P3"><text:span text:style-name="T1">#include </text:span><text:span text:style-name="T3">&lt;iostream&gt;</text:span><text:span text:style-name="T1"><text:s text:c="17"/></text:span>//To use standart input output functions.</text:p>
      <text:p text:style-name="P3"><text:span text:style-name="T1">#include </text:span><text:span text:style-name="T3">&lt;math.h&gt;</text:span><text:span text:style-name="T1"><text:s text:c="19"/></text:span>//To use pow() and sqrt() functions.</text:p>
      <text:p text:style-name="P3"><text:span text:style-name="T1">using</text:span><text:span text:style-name="T2"><text:s/></text:span><text:span text:style-name="T1">namespace</text:span><text:span text:style-name="T2"><text:s/></text:span><text:span text:style-name="T4">std</text:span><text:span text:style-name="T2">; <text:s text:c="15"/></text:span>//To use standart input and output functions under the "std" namespace.</text:p>
      <text:p text:style-name="P2"/>
      <text:p text:style-name="P3">//Constructor Function is called when an object is created.</text:p>
      <text:p text:style-name="P2"><text:span text:style-name="T4">RandomNumberGenerator</text:span>::RandomNumberGenerator()</text:p>
      <text:p text:style-name="P2">{</text:p>
      <text:p text:style-name="P3"><text:span text:style-name="T2"><text:s text:c="4"/></text:span>//To don't get the same random numbers.</text:p>
      <text:p text:style-name="P2"><text:s text:c="4"/><text:span text:style-name="T4">srand</text:span>((<text:span text:style-name="T1">unsigned</text:span>) <text:span text:style-name="T4">time</text:span><text:s/>(<text:span text:style-name="T1">NULL</text:span>));</text:p>
      <text:p text:style-name="P2">}</text:p>
      <text:p text:style-name="P2"/>
      <text:p text:style-name="P2"><text:span text:style-name="T4">RandomNumberGenerator</text:span>::~RandomNumberGenerator()</text:p>
      <text:p text:style-name="P2">{</text:p>
      <text:p text:style-name="P2"><text:s text:c="4"/></text:p>
      <text:p text:style-name="P2">}</text:p>
      <text:p text:style-name="P2"/>
      <text:p text:style-name="P3">//Generates integer number randomly between lowerBound and upperBound and returns it.</text:p>
      <text:p text:style-name="P2"><text:span text:style-name="T1">int</text:span><text:s/><text:span text:style-name="T4">RandomNumberGenerator</text:span>::getRandomInteger(<text:span text:style-name="T1">int</text:span><text:s/>lowerBound, <text:span text:style-name="T1">int</text:span><text:s/>upperBound)</text:p>
      <text:p text:style-name="P2">{</text:p>
      <text:p text:style-name="P2"><text:s text:c="4"/><text:span text:style-name="T1">int</text:span><text:s/>randomInteger;</text:p>
      <text:p text:style-name="P2"><text:s text:c="4"/></text:p>
      <text:p text:style-name="P3"><text:span text:style-name="T2"><text:s text:c="4"/></text:span>//For example, lowerBound=5, upperBound=8, To get random number between 5 and 8,</text:p>
      <text:p text:style-name="P3"><text:span text:style-name="T2"><text:s text:c="4"/></text:span>//Firstly, get a random number from rand() function,</text:p>
      <text:p text:style-name="P3"><text:span text:style-name="T2"><text:s text:c="4"/></text:span>// <text:s/>Then, divide it to 4(upperBound-lowerBound+1).</text:p>
      <text:p text:style-name="P3"><text:span text:style-name="T2"><text:s text:c="4"/></text:span>// <text:s/>That means, random number can be 0,1,2,3 which are the possible remainder values of division.</text:p>
      <text:p text:style-name="P3"><text:span text:style-name="T2"><text:s text:c="4"/></text:span>// <text:s text:c="5"/>Then, add 5(lowerBound) to the remainder (0,1,2,3).</text:p>
      <text:p text:style-name="P3"><text:span text:style-name="T2"><text:s text:c="4"/></text:span>// <text:s text:c="9"/>Now, random number can be 5,6,7,8. (lowerBound and upperBound)</text:p>
      <text:p text:style-name="P2"><text:s text:c="4"/>randomInteger = lowerBound + <text:span text:style-name="T4">rand</text:span>()%(upperBound-lowerBound+1);</text:p>
      <text:p text:style-name="P2"><text:s text:c="4"/></text:p>
      <text:p text:style-name="P2"><text:s text:c="4"/><text:span text:style-name="T1">return</text:span><text:s/>randomInteger;</text:p>
      <text:p text:style-name="P3"><text:span text:style-name="T2">}</text:span>//end RandomNumberGenerator::getRandomInteger ()</text:p>
      <text:p text:style-name="P2"/>
      <text:p text:style-name="P3">//Generates float number randomly between lowerBound and upperBound</text:p>
      <text:p text:style-name="P3">//and its fractional part is defined by precision (it can be integer value respectively 1,2,3,4).</text:p>
      <text:p text:style-name="P2"><text:span text:style-name="T1">float</text:span><text:s/><text:span text:style-name="T4">RandomNumberGenerator</text:span>::getRandomFloat(<text:span text:style-name="T1">float</text:span><text:s/>lowerBound, <text:span text:style-name="T1">float</text:span><text:s/>upperBound, <text:span text:style-name="T4">Precision</text:span><text:s/>precision)</text:p>
      <text:p text:style-name="P2">{</text:p>
      <text:p text:style-name="P2"><text:s text:c="4"/><text:span text:style-name="T1">float</text:span><text:s/>randomFloat;</text:p>
      <text:p text:style-name="P2"><text:s text:c="4"/></text:p>
      <text:p text:style-name="P2"><text:s text:c="4"/><text:span text:style-name="T1">int</text:span><text:s/>multiplied_lower_bound;</text:p>
      <text:p text:style-name="P2"><text:s text:c="4"/><text:span text:style-name="T1">int</text:span><text:s/>multiplied_upper_bound;</text:p>
      <text:p text:style-name="P2"><text:s text:c="4"/></text:p>
      <text:p text:style-name="P3"><text:span text:style-name="T2"><text:s text:c="4"/></text:span>//The size of the number's fractional part will be one.</text:p>
      <text:p text:style-name="P2"><text:s text:c="4"/><text:span text:style-name="T1">if</text:span>(precision == <text:span text:style-name="T4">ONE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Float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Float = randomFloat / <text:span text:style-name="T4">pow</text:span>(10,precision);</text:p>
      <text:p text:style-name="P2"><text:s text:c="4"/>}</text:p>
      <text:p text:style-name="P3"><text:span text:style-name="T2"><text:s text:c="4"/></text:span>//The size of the number's fractional part will be two.</text:p>
      <text:p text:style-name="P2"><text:s text:c="4"/><text:span text:style-name="T1">else</text:span><text:s/><text:span text:style-name="T1">if</text:span>(precision == <text:span text:style-name="T4">TWO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Float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Float = randomFloat / <text:span text:style-name="T4">pow</text:span>(10, precision);</text:p>
      <text:p text:style-name="P2"><text:s text:c="4"/>}</text:p>
      <text:p text:style-name="P3"><text:span text:style-name="T2"><text:s text:c="4"/></text:span>//The size of the number's fractional part will be three.</text:p>
      <text:p text:style-name="P2"><text:s text:c="4"/><text:span text:style-name="T1">else</text:span><text:s/><text:span text:style-name="T1">if</text:span>(precision == <text:span text:style-name="T4">THREE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Float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Float = randomFloat / <text:span text:style-name="T4">pow</text:span>(10, precision);</text:p>
      <text:p text:style-name="P2"><text:s text:c="4"/>}</text:p>
      <text:p text:style-name="P3"><text:span text:style-name="T2"><text:s text:c="4"/></text:span>//The size of the number's fractional part will be four.</text:p>
      <text:p text:style-name="P2"><text:s text:c="4"/><text:span text:style-name="T1">else</text:span><text:s/><text:span text:style-name="T1">if</text:span>(precision == <text:span text:style-name="T4">FOUR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Float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Float = randomFloat / <text:span text:style-name="T4">pow</text:span>(10, precision);</text:p>
      <text:p text:style-name="P2"><text:s text:c="4"/>}</text:p>
      <text:p text:style-name="P2"><text:s text:c="4"/></text:p>
      <text:p text:style-name="P2"><text:s text:c="4"/><text:span text:style-name="T1">return</text:span><text:s/>randomFloat;</text:p>
      <text:p text:style-name="P3"><text:span text:style-name="T2">}</text:span>//end RandomNumberGenerator::getRandomFloat ()</text:p>
      <text:p text:style-name="P2"/>
      <text:p text:style-name="P3">//Generates double number randomly between lowerBound and upperBound</text:p>
      <text:p text:style-name="P3">//and its fractional part is defined by precision (it can be integer value respectively 1,2,3,4).</text:p>
      <text:p text:style-name="P2"><text:span text:style-name="T1">double</text:span><text:s/><text:span text:style-name="T4">RandomNumberGenerator</text:span>::getRandomDouble(<text:span text:style-name="T1">double</text:span><text:s/>lowerBound, <text:span text:style-name="T1">double</text:span><text:s/>upperBound, <text:span text:style-name="T4">Precision</text:span><text:s/>precision)</text:p>
      <text:p text:style-name="P2">{</text:p>
      <text:p text:style-name="P2"><text:s text:c="4"/><text:span text:style-name="T1">float</text:span><text:s/>randomDouble;</text:p>
      <text:p text:style-name="P2"><text:s text:c="4"/></text:p>
      <text:p text:style-name="P2"><text:s text:c="4"/><text:span text:style-name="T1">int</text:span><text:s/>multiplied_lower_bound;</text:p>
      <text:p text:style-name="P2"><text:s text:c="4"/><text:span text:style-name="T1">int</text:span><text:s/>multiplied_upper_bound;</text:p>
      <text:p text:style-name="P2"><text:s text:c="4"/></text:p>
      <text:p text:style-name="P3"><text:span text:style-name="T2"><text:s text:c="4"/></text:span>//The size of the number's fractional part will be one.</text:p>
      <text:p text:style-name="P2"><text:s text:c="4"/><text:span text:style-name="T1">if</text:span>(precision == <text:span text:style-name="T4">ONE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Double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Double = randomDouble / <text:span text:style-name="T4">pow</text:span>(10,precision);</text:p>
      <text:p text:style-name="P2"><text:s text:c="4"/>}</text:p>
      <text:p text:style-name="P3"><text:span text:style-name="T2"><text:s text:c="4"/></text:span>//The size of the number's fractional part will be two.</text:p>
      <text:p text:style-name="P2"><text:s text:c="4"/><text:span text:style-name="T1">else</text:span><text:s/><text:span text:style-name="T1">if</text:span>(precision == <text:span text:style-name="T4">TWO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Double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Double = randomDouble / <text:span text:style-name="T4">pow</text:span>(10, precision);</text:p>
      <text:p text:style-name="P2"><text:s text:c="4"/>}</text:p>
      <text:p text:style-name="P3"><text:span text:style-name="T2"><text:s text:c="4"/></text:span>//The size of the number's fractional part will be three.</text:p>
      <text:p text:style-name="P2"><text:s text:c="4"/><text:span text:style-name="T1">else</text:span><text:s/><text:span text:style-name="T1">if</text:span>(precision == <text:span text:style-name="T4">THREE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Double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Double = randomDouble / <text:span text:style-name="T4">pow</text:span>(10, precision);</text:p>
      <text:p text:style-name="P2"><text:s text:c="4"/>}</text:p>
      <text:p text:style-name="P3"><text:span text:style-name="T2"><text:s text:c="4"/></text:span>//The size of the number's fractional part will be four.</text:p>
      <text:p text:style-name="P2"><text:s text:c="4"/><text:span text:style-name="T1">else</text:span><text:s/><text:span text:style-name="T1">if</text:span>(precision == <text:span text:style-name="T4">FOUR</text:span>)</text:p>
      <text:p text:style-name="P2"><text:s text:c="4"/>{</text:p>
      <text:p text:style-name="P3"><text:span text:style-name="T2"><text:s text:c="8"/></text:span>//Multiplies both lower and upper bound variables by pow(10,precision) and stores them different variables of type integer.</text:p>
      <text:p text:style-name="P2"><text:s text:c="8"/>multiplied_lower_bound = lowerBound * <text:span text:style-name="T4">pow</text:span>(10, precision);</text:p>
      <text:p text:style-name="P2"><text:s text:c="8"/>multiplied_upper_bound = upperBound * <text:span text:style-name="T4">pow</text:span>(10, precision);</text:p>
      <text:p text:style-name="P2"><text:s text:c="8"/></text:p>
      <text:p text:style-name="P3"><text:span text:style-name="T2"><text:s text:c="8"/></text:span>//Obtains a random integer value using multiplied boundaries and stores it in a float variable.</text:p>
      <text:p text:style-name="P2"><text:s text:c="8"/>randomDouble = <text:span text:style-name="T4">getRandomInteger</text:span>(multiplied_lower_bound, multiplied_upper_bound);</text:p>
      <text:p text:style-name="P2"><text:s text:c="8"/></text:p>
      <text:p text:style-name="P3"><text:span text:style-name="T2"><text:s text:c="8"/></text:span>//Divides obtained float value by pow(10,precision).</text:p>
      <text:p text:style-name="P2"><text:s text:c="8"/>randomDouble = randomDouble / <text:span text:style-name="T4">pow</text:span>(10, precision);</text:p>
      <text:p text:style-name="P2"><text:s text:c="4"/>}</text:p>
      <text:p text:style-name="P2"><text:s text:c="4"/></text:p>
      <text:p text:style-name="P2"><text:s text:c="4"/><text:span text:style-name="T1">return</text:span><text:s/>randomDouble;</text:p>
      <text:p text:style-name="P2"><text:s text:c="4"/></text:p>
      <text:p text:style-name="P3"><text:span text:style-name="T2">}</text:span>//end RandomNumberGenerator::getRandomDouble ()</text:p>
      <text:p text:style-name="P2"/>
      <text:p text:style-name="P3">//Generates a character randomly intended character type (it is defined by CharacterType enum).</text:p>
      <text:p text:style-name="P2"><text:span text:style-name="T1">char</text:span><text:s/><text:span text:style-name="T4">RandomNumberGenerator</text:span>::getRandomCharacter(<text:span text:style-name="T4">CharacterType</text:span><text:s/>characterType)</text:p>
      <text:p text:style-name="P2">{</text:p>
      <text:p text:style-name="P2"><text:s text:c="4"/><text:span text:style-name="T1">char</text:span><text:s/>randomCharacter;</text:p>
      <text:p text:style-name="P3"><text:span text:style-name="T2"><text:s text:c="4"/></text:span>// <text:s/>In the ASCII table:</text:p>
      <text:p text:style-name="P3"><text:span text:style-name="T2"><text:s text:c="4"/></text:span>// <text:s/>The upper letters are between 65(A) and 90(Z)</text:p>
      <text:p text:style-name="P3"><text:span text:style-name="T2"><text:s text:c="4"/></text:span>// <text:s/>The lower letters are between 97(a) and 122(z)</text:p>
      <text:p text:style-name="P3"><text:span text:style-name="T2"><text:s text:c="4"/></text:span>// <text:s/>The digits are between 48(0) and 57(9)</text:p>
      <text:p text:style-name="P2"/>
      <text:p text:style-name="P2"><text:s text:c="4"/><text:span text:style-name="T1">if</text:span>(characterType == <text:span text:style-name="T4">UPPER_LETTER</text:span>)</text:p>
      <text:p text:style-name="P2"><text:s text:c="4"/>{</text:p>
      <text:p text:style-name="P2"><text:s text:c="8"/>randomCharacter =(<text:span text:style-name="T1">char</text:span>)<text:span text:style-name="T4">getRandomInteger</text:span>(65, 90);;</text:p>
      <text:p text:style-name="P2"><text:s text:c="4"/>}</text:p>
      <text:p text:style-name="P2"><text:s text:c="4"/><text:span text:style-name="T1">else</text:span><text:s/><text:span text:style-name="T1">if</text:span>(characterType == <text:span text:style-name="T4">LOWER_LETTER</text:span>)</text:p>
      <text:p text:style-name="P2"><text:s text:c="4"/>{</text:p>
      <text:p text:style-name="P2"><text:s text:c="8"/>randomCharacter = (<text:span text:style-name="T1">char</text:span>)<text:span text:style-name="T4">getRandomInteger</text:span>(97, 122);</text:p>
      <text:p text:style-name="P2"><text:s text:c="4"/>}</text:p>
      <text:p text:style-name="P2"><text:s text:c="4"/><text:span text:style-name="T1">else</text:span><text:s/><text:span text:style-name="T1">if</text:span>(characterType == <text:span text:style-name="T4">DIGIT</text:span>)</text:p>
      <text:p text:style-name="P2"><text:s text:c="4"/>{</text:p>
      <text:p text:style-name="P3"><text:span text:style-name="T2"><text:s text:c="8"/></text:span>// <text:s/>getRandomInteger(0, 9);</text:p>
      <text:p text:style-name="P2"><text:s text:c="8"/>randomCharacter = (<text:span text:style-name="T1">char</text:span>)<text:span text:style-name="T4">getRandomInteger</text:span>(48, 57);</text:p>
      <text:p text:style-name="P2"><text:s text:c="4"/>}</text:p>
      <text:p text:style-name="P2"><text:s text:c="4"/></text:p>
      <text:p text:style-name="P2"><text:s text:c="4"/><text:span text:style-name="T1">return</text:span><text:s/>randomCharacter;</text:p>
      <text:p text:style-name="P3"><text:span text:style-name="T2">}</text:span>//end RandomNumberGenerator::getRandomCharacter ()</text:p>
      <text:p text:style-name="P2"/>
      <text:p text:style-name="P3">//Generates a circle whose radius will be between given parameters minRadius and maxRadius</text:p>
      <text:p text:style-name="P3">//and its fractional part is defined by precision (it can be integer value respectively 1,2,3,4).</text:p>
      <text:p text:style-name="P2"><text:span text:style-name="T4">Circle</text:span><text:s/><text:span text:style-name="T4">RandomNumberGenerator</text:span>::getRandomCircle(<text:span text:style-name="T1">float</text:span><text:s/>minRadius, <text:span text:style-name="T1">float</text:span><text:s/>maxRadius, <text:span text:style-name="T4">Precision</text:span><text:s/>precision)</text:p>
      <text:p text:style-name="P2">{</text:p>
      <text:p text:style-name="P2"><text:s text:c="4"/><text:span text:style-name="T4">Circle</text:span><text:s/>circ;</text:p>
      <text:p text:style-name="P2"><text:s text:c="4"/></text:p>
      <text:p text:style-name="P3"><text:span text:style-name="T2"><text:s text:c="4"/></text:span>//circ.setRadius( getRandomDouble(minRadius, maxRadius, precision) );</text:p>
      <text:p text:style-name="P2"><text:s text:c="4"/><text:span text:style-name="T1">double</text:span><text:s/>random_Radius = <text:span text:style-name="T4">getRandomDouble</text:span>(minRadius, maxRadius, precision);</text:p>
      <text:p text:style-name="P2"><text:s text:c="4"/>circ.<text:span text:style-name="T4">setRadius</text:span>(random_Radius);</text:p>
      <text:p text:style-name="P2"><text:s text:c="4"/></text:p>
      <text:p text:style-name="P3"><text:span text:style-name="T2"><text:s text:c="4"/></text:span>//circ.setCenterX( getRandomFloat(minRadius, maxRadius, precision) );</text:p>
      <text:p text:style-name="P2"><text:s text:c="4"/><text:span text:style-name="T1">float</text:span><text:s/>random_Center_X = <text:span text:style-name="T4">getRandomFloat</text:span>(minRadius, maxRadius, precision);</text:p>
      <text:p text:style-name="P2"><text:s text:c="4"/>circ.<text:span text:style-name="T4">setCenterX</text:span>(random_Center_X);</text:p>
      <text:p text:style-name="P2"><text:s text:c="4"/></text:p>
      <text:p text:style-name="P3"><text:span text:style-name="T2"><text:s text:c="4"/></text:span>//circ.setCenterY( getRandomFloat(minRadius, maxRadius, precision) );</text:p>
      <text:p text:style-name="P2"><text:s text:c="4"/><text:span text:style-name="T1">float</text:span><text:s/>random_Center_Y = <text:span text:style-name="T4">getRandomFloat</text:span>(minRadius, maxRadius, precision);</text:p>
      <text:p text:style-name="P2"><text:s text:c="4"/>circ.<text:span text:style-name="T4">setCenterY</text:span>(random_Center_Y);</text:p>
      <text:p text:style-name="P2"><text:s text:c="4"/></text:p>
      <text:p text:style-name="P2"><text:s text:c="4"/><text:span text:style-name="T1">return</text:span><text:s/>circ;</text:p>
      <text:p text:style-name="P3"><text:span text:style-name="T2">}</text:span>//end RandomNumberGenerator::getRandomCircle ()</text:p>
      <text:p text:style-name="P2"/>
      <text:p text:style-name="P2">———</text:p>
      <text:p text:style-name="P2"/>
      <text:p text:style-name="P1">/*****************************************</text:p>
      <text:p text:style-name="P1"><text:s/>* RandomNumberGeneratorTestMain.cpp <text:s text:c="4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3"><text:span text:style-name="T1">#include </text:span><text:span text:style-name="T3">"RandomNumberGenerator.h"</text:span><text:span text:style-name="T1"><text:s text:c="6"/></text:span>//To use functions which is declared in RandomNumberGenerator.h .</text:p>
      <text:p text:style-name="P3"><text:span text:style-name="T1">#include </text:span><text:span text:style-name="T3">&lt;iostream&gt;</text:span><text:span text:style-name="T1"><text:s text:c="21"/></text:span>//To use standart input output functions.</text:p>
      <text:p text:style-name="P3"><text:span text:style-name="T1">using</text:span><text:span text:style-name="T2"><text:s/></text:span><text:span text:style-name="T1">namespace</text:span><text:span text:style-name="T2"><text:s/></text:span><text:span text:style-name="T4">std</text:span><text:span text:style-name="T2">; <text:s text:c="19"/></text:span>//To use standart input and output functions under the "std" namespace.</text:p>
      <text:p text:style-name="P2"/>
      <text:p text:style-name="P3">//Checks the integer number that is generated by getRandomInteger function whether it is between asked range or not.</text:p>
      <text:p text:style-name="P2"><text:span text:style-name="T1">void</text:span><text:s/>TEST_RandomInteger(<text:span text:style-name="T4">RandomNumberGenerator</text:span>&amp; generator, <text:span text:style-name="T1">int</text:span><text:s/>lowerBound, <text:span text:style-name="T1">int</text:span><text:s/>upperBound)</text:p>
      <text:p text:style-name="P2">{</text:p>
      <text:p text:style-name="P2"><text:s text:c="4"/><text:span text:style-name="T1">int</text:span><text:s/>randomNumber = generator.<text:span text:style-name="T4">getRandomInteger</text:span>(lowerBound, upperBound);</text:p>
      <text:p text:style-name="P2"><text:s text:c="4"/></text:p>
      <text:p text:style-name="P2"><text:s text:c="4"/><text:span text:style-name="T1">if</text:span><text:s/>(randomNumber &gt;= lowerBound &amp;&amp; randomNumber &lt;= upperBound)</text:p>
      <text:p text:style-name="P2"><text:s text:c="4"/>{</text:p>
      <text:p text:style-name="P2"><text:s text:c="8"/><text:span text:style-name="T4">cout</text:span><text:s/>&lt;&lt; <text:span text:style-name="T3">"SUCCESS:"</text:span><text:s/>&lt;&lt; randomNumber &lt;&lt; <text:span text:style-name="T4">endl</text:span>;</text:p>
      <text:p text:style-name="P2"><text:s text:c="4"/>}</text:p>
      <text:p text:style-name="P2"><text:s text:c="4"/><text:span text:style-name="T1">else</text:span>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FAILURE : Obtained number is not between the range ["<text:span text:style-name="T2"><text:s/>&lt;&lt;</text:span></text:p>
      <text:p text:style-name="P2"><text:s text:c="8"/>lowerBound &lt;&lt; <text:span text:style-name="T3">","</text:span><text:s/>&lt;&lt; upperBound &lt;&lt; <text:span text:style-name="T3">"]"</text:span><text:s/>&lt;&lt; <text:span text:style-name="T4">endl</text:span>;</text:p>
      <text:p text:style-name="P2"><text:s text:c="4"/>}</text:p>
      <text:p text:style-name="P3"><text:span text:style-name="T2">}</text:span>//end TEST_RandomInteger ()</text:p>
      <text:p text:style-name="P2"/>
      <text:p text:style-name="P3">//Checks the float number that is generated by getRandomFloat function whether it is between asked range or not.</text:p>
      <text:p text:style-name="P2"><text:span text:style-name="T1">void</text:span><text:s/>TEST_RandomFloat(<text:span text:style-name="T4">RandomNumberGenerator</text:span>&amp; generator, <text:span text:style-name="T1">float</text:span><text:s/>lowerBound, <text:span text:style-name="T1">float</text:span><text:s/>upperBound, <text:span text:style-name="T4">RandomNumberGenerator</text:span>::<text:span text:style-name="T4">Precision</text:span><text:s/>precision)</text:p>
      <text:p text:style-name="P2">{</text:p>
      <text:p text:style-name="P2"><text:s text:c="4"/><text:span text:style-name="T1">float</text:span><text:s/>randomNumber = generator.<text:span text:style-name="T4">getRandomFloat</text:span>(lowerBound, upperBound, precision);</text:p>
      <text:p text:style-name="P2"><text:s text:c="4"/></text:p>
      <text:p text:style-name="P2"><text:s text:c="4"/><text:span text:style-name="T1">if</text:span><text:s/>(randomNumber &gt;= lowerBound &amp;&amp; randomNumber &lt;= upperBound)</text:p>
      <text:p text:style-name="P2"><text:s text:c="4"/>{</text:p>
      <text:p text:style-name="P2"><text:s text:c="8"/><text:span text:style-name="T4">cout</text:span><text:s/>&lt;&lt; <text:span text:style-name="T3">"SUCCESS:"</text:span><text:s/>&lt;&lt; randomNumber &lt;&lt; <text:span text:style-name="T4">endl</text:span>;</text:p>
      <text:p text:style-name="P2"><text:s text:c="4"/>}</text:p>
      <text:p text:style-name="P2"><text:s text:c="4"/><text:span text:style-name="T1">else</text:span>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FAILURE : Obtained number is not between the range ["<text:span text:style-name="T2"><text:s/>&lt;&lt;</text:span></text:p>
      <text:p text:style-name="P2"><text:s text:c="8"/>lowerBound &lt;&lt; <text:span text:style-name="T3">","</text:span><text:s/>&lt;&lt; upperBound &lt;&lt; <text:span text:style-name="T3">"]"</text:span><text:s/>&lt;&lt; <text:span text:style-name="T4">endl</text:span>;</text:p>
      <text:p text:style-name="P2"><text:s text:c="4"/>}</text:p>
      <text:p text:style-name="P2"><text:s text:c="4"/></text:p>
      <text:p text:style-name="P3"><text:span text:style-name="T2">}</text:span>//end TEST_RandomFloat ()</text:p>
      <text:p text:style-name="P2"/>
      <text:p text:style-name="P3">//Checks the double number that is generated by getRandomDouble function whether it is between asked range or not.</text:p>
      <text:p text:style-name="P2"><text:span text:style-name="T1">void</text:span><text:s/>TEST_RandomDouble(<text:span text:style-name="T4">RandomNumberGenerator</text:span>&amp; generator, <text:span text:style-name="T1">double</text:span><text:s/>lowerBound, <text:span text:style-name="T1">double</text:span><text:s/>upperBound, <text:span text:style-name="T4">RandomNumberGenerator</text:span>::<text:span text:style-name="T4">Precision</text:span><text:s/>precision)</text:p>
      <text:p text:style-name="P2">{</text:p>
      <text:p text:style-name="P2"><text:s text:c="4"/><text:span text:style-name="T1">double</text:span><text:s/>randomNumber = generator.<text:span text:style-name="T4">getRandomDouble</text:span>(lowerBound, upperBound, precision);</text:p>
      <text:p text:style-name="P2"><text:s text:c="4"/></text:p>
      <text:p text:style-name="P2"><text:s text:c="4"/><text:span text:style-name="T1">if</text:span><text:s/>(randomNumber &gt;= lowerBound &amp;&amp; randomNumber &lt;= upperBound)</text:p>
      <text:p text:style-name="P2"><text:s text:c="4"/>{</text:p>
      <text:p text:style-name="P2"><text:s text:c="8"/><text:span text:style-name="T4">cout</text:span><text:s/>&lt;&lt; <text:span text:style-name="T3">"SUCCESS:"</text:span><text:s/>&lt;&lt; randomNumber &lt;&lt; <text:span text:style-name="T4">endl</text:span>;</text:p>
      <text:p text:style-name="P2"><text:s text:c="4"/>}</text:p>
      <text:p text:style-name="P2"><text:s text:c="4"/><text:span text:style-name="T1">else</text:span>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FAILURE : Obtained number is not between the range ["<text:span text:style-name="T2"><text:s/>&lt;&lt;</text:span></text:p>
      <text:p text:style-name="P2"><text:s text:c="8"/>lowerBound &lt;&lt; <text:span text:style-name="T3">","</text:span><text:s/>&lt;&lt; upperBound &lt;&lt; <text:span text:style-name="T3">"]"</text:span><text:s/>&lt;&lt; <text:span text:style-name="T4">endl</text:span>;</text:p>
      <text:p text:style-name="P2"><text:s text:c="4"/>}</text:p>
      <text:p text:style-name="P3"><text:span text:style-name="T2">}</text:span>//end TEST_RandomDouble ()</text:p>
      <text:p text:style-name="P2"/>
      <text:p text:style-name="P3">//Gets a character that is created by getRandomCharacter function, and prints "SUCCESS".</text:p>
      <text:p text:style-name="P5"><text:span text:style-name="T1">void</text:span><text:span text:style-name="T2"><text:s/>TEST_RandomCharacter(</text:span>RandomNumberGenerator<text:span text:style-name="T2">&amp; generator, </text:span>RandomNumberGenerator<text:span text:style-name="T2">::</text:span>CharacterType<text:span text:style-name="T2"><text:s/>type)</text:span></text:p>
      <text:p text:style-name="P2">{</text:p>
      <text:p text:style-name="P2"><text:s text:c="4"/><text:span text:style-name="T1">char</text:span><text:s/>randomCharacter = generator.<text:span text:style-name="T4">getRandomCharacter</text:span>(type);</text:p>
      <text:p text:style-name="P2"><text:s text:c="4"/></text:p>
      <text:p text:style-name="P2"><text:s text:c="4"/><text:span text:style-name="T4">cout</text:span><text:s/>&lt;&lt; <text:span text:style-name="T3">"SUCCESS:"</text:span><text:s/>&lt;&lt; randomCharacter &lt;&lt; <text:span text:style-name="T4">endl</text:span>;</text:p>
      <text:p text:style-name="P3"><text:span text:style-name="T2">}</text:span>//TEST_RandomCharacter ()</text:p>
      <text:p text:style-name="P2"/>
      <text:p text:style-name="P3">//Gets a circle object that is created by getRandomCircle function (RandomNumberGenerator's class function),</text:p>
      <text:p text:style-name="P3">//and prints its private members (centerX, centerY, radius).</text:p>
      <text:p text:style-name="P2"><text:span text:style-name="T1">void</text:span><text:s/>TEST_RandomCircle(<text:span text:style-name="T4">RandomNumberGenerator</text:span>&amp; generator, <text:span text:style-name="T1">float</text:span><text:s/>lowerBound, <text:span text:style-name="T1">float</text:span><text:s/>upperBound, <text:span text:style-name="T4">RandomNumberGenerator</text:span>::<text:span text:style-name="T4">Precision</text:span><text:s/>precision)</text:p>
      <text:p text:style-name="P2">{</text:p>
      <text:p text:style-name="P2"><text:s text:c="4"/><text:span text:style-name="T4">Circle</text:span><text:s/>crc = generator.<text:span text:style-name="T4">getRandomCircle</text:span>(lowerBound, upperBound, precision);</text:p>
      <text:p text:style-name="P2"><text:s text:c="4"/><text:span text:style-name="T4">cout</text:span>&lt;&lt;<text:span text:style-name="T3">"Radius:\t"</text:span>&lt;&lt;crc.<text:span text:style-name="T4">getRadius</text:span>()&lt;&lt;<text:span text:style-name="T4">endl</text:span>;</text:p>
      <text:p text:style-name="P5"><text:span text:style-name="T2"><text:s text:c="4"/></text:span>cout<text:span text:style-name="T2">&lt;&lt;</text:span><text:span text:style-name="T3">"CenterX:\t"</text:span><text:span text:style-name="T2">&lt;&lt;crc.</text:span>getCenterX<text:span text:style-name="T2">()&lt;&lt;</text:span>endl<text:span text:style-name="T2">;</text:span></text:p>
      <text:p text:style-name="P5"><text:span text:style-name="T2"><text:s text:c="4"/></text:span>cout<text:span text:style-name="T2">&lt;&lt;</text:span><text:span text:style-name="T3">"CenterY:\t"</text:span><text:span text:style-name="T2">&lt;&lt;crc.</text:span>getCenterY<text:span text:style-name="T2">()&lt;&lt;</text:span>endl<text:span text:style-name="T2">;</text:span></text:p>
      <text:p text:style-name="P2">}</text:p>
      <text:p text:style-name="P2"/>
      <text:p text:style-name="P2"><text:span text:style-name="T1">int</text:span><text:s/>main ()</text:p>
      <text:p text:style-name="P2">{</text:p>
      <text:p text:style-name="P5"><text:span text:style-name="T2"><text:s text:c="4"/></text:span>RandomNumberGenerator<text:span text:style-name="T2"><text:s/>generator;</text:span></text:p>
      <text:p text:style-name="P2"><text:s text:c="4"/></text:p>
      <text:p text:style-name="P6"><text:span text:style-name="T2"><text:s text:c="4"/></text:span><text:span text:style-name="T4">cout</text:span><text:span text:style-name="T2">&lt;&lt; </text:span>"+---------------------+"<text:span text:style-name="T2"><text:s/>&lt;&lt; </text:span><text:span text:style-name="T4">endl</text:span></text:p>
      <text:p text:style-name="P6"><text:span text:style-name="T2"><text:s text:c="8"/>&lt;&lt; </text:span>"| Random Integer Test |"<text:span text:style-name="T2"><text:s/>&lt;&lt; </text:span><text:span text:style-name="T4">endl</text:span></text:p>
      <text:p text:style-name="P6"><text:span text:style-name="T2"><text:s text:c="8"/>&lt;&lt; </text:span>"+---------------------+"<text:span text:style-name="T2"><text:s/>&lt;&lt; </text:span><text:span text:style-name="T4">endl</text:span><text:span text:style-name="T2">;</text:span></text:p>
      <text:p text:style-name="P2"><text:s text:c="4"/></text:p>
      <text:p text:style-name="P2"><text:s text:c="4"/><text:span text:style-name="T4">TEST_RandomInteger</text:span>(generator, 5, 20);</text:p>
      <text:p text:style-name="P2"><text:s text:c="4"/><text:span text:style-name="T4">TEST_RandomInteger</text:span>(generator, 2, 60);</text:p>
      <text:p text:style-name="P2"><text:s text:c="4"/></text:p>
      <text:p text:style-name="P6"><text:span text:style-name="T2"><text:s text:c="4"/></text:span><text:span text:style-name="T4">cout</text:span><text:span text:style-name="T2">&lt;&lt; </text:span>"+-------------------+"<text:span text:style-name="T2"><text:s/>&lt;&lt; </text:span><text:span text:style-name="T4">endl</text:span></text:p>
      <text:p text:style-name="P6"><text:span text:style-name="T2"><text:s text:c="8"/>&lt;&lt; </text:span>"| Random Float Test |"<text:span text:style-name="T2"><text:s/>&lt;&lt; </text:span><text:span text:style-name="T4">endl</text:span></text:p>
      <text:p text:style-name="P6"><text:span text:style-name="T2"><text:s text:c="8"/>&lt;&lt; </text:span>"+-------------------+"<text:span text:style-name="T2"><text:s/>&lt;&lt; </text:span><text:span text:style-name="T4">endl</text:span><text:span text:style-name="T2">;</text:span></text:p>
      <text:p text:style-name="P2"><text:s text:c="4"/></text:p>
      <text:p text:style-name="P5"><text:span text:style-name="T2"><text:s text:c="4"/></text:span>TEST_RandomFloat<text:span text:style-name="T2">(generator, 5, 20, </text:span>RandomNumberGenerator<text:span text:style-name="T2">::</text:span>Precision<text:span text:style-name="T2">::</text:span>ONE<text:span text:style-name="T2">);</text:span></text:p>
      <text:p text:style-name="P5"><text:span text:style-name="T2"><text:s text:c="4"/></text:span>TEST_RandomFloat<text:span text:style-name="T2">(generator, 5, 20, </text:span>RandomNumberGenerator<text:span text:style-name="T2">::</text:span>Precision<text:span text:style-name="T2">::</text:span>TWO<text:span text:style-name="T2">);</text:span></text:p>
      <text:p text:style-name="P5"><text:span text:style-name="T2"><text:s text:c="4"/></text:span>TEST_RandomFloat<text:span text:style-name="T2">(generator, 5, 20, </text:span>RandomNumberGenerator<text:span text:style-name="T2">::</text:span>Precision<text:span text:style-name="T2">::</text:span>THREE<text:span text:style-name="T2">);</text:span></text:p>
      <text:p text:style-name="P5"><text:span text:style-name="T2"><text:s text:c="4"/></text:span>TEST_RandomFloat<text:span text:style-name="T2">(generator, 5, 20, </text:span>RandomNumberGenerator<text:span text:style-name="T2">::</text:span>Precision<text:span text:style-name="T2">::</text:span>FOUR<text:span text:style-name="T2">);</text:span></text:p>
      <text:p text:style-name="P2"><text:s text:c="4"/></text:p>
      <text:p text:style-name="P6"><text:span text:style-name="T2"><text:s text:c="4"/></text:span><text:span text:style-name="T4">cout</text:span><text:span text:style-name="T2">&lt;&lt; </text:span>"+--------------------+"<text:span text:style-name="T2"><text:s/>&lt;&lt; </text:span><text:span text:style-name="T4">endl</text:span></text:p>
      <text:p text:style-name="P6"><text:span text:style-name="T2"><text:s text:c="8"/>&lt;&lt; </text:span>"| Random Double Test |"<text:span text:style-name="T2"><text:s/>&lt;&lt; </text:span><text:span text:style-name="T4">endl</text:span></text:p>
      <text:p text:style-name="P6"><text:span text:style-name="T2"><text:s text:c="8"/>&lt;&lt; </text:span>"+--------------------+"<text:span text:style-name="T2"><text:s/>&lt;&lt; </text:span><text:span text:style-name="T4">endl</text:span><text:span text:style-name="T2">;</text:span></text:p>
      <text:p text:style-name="P2"><text:s text:c="4"/></text:p>
      <text:p text:style-name="P5"><text:span text:style-name="T2"><text:s text:c="4"/></text:span>TEST_RandomDouble<text:span text:style-name="T2">(generator, 5, 20, </text:span>RandomNumberGenerator<text:span text:style-name="T2">::</text:span>Precision<text:span text:style-name="T2">::</text:span>ONE<text:span text:style-name="T2">);</text:span></text:p>
      <text:p text:style-name="P5"><text:span text:style-name="T2"><text:s text:c="4"/></text:span>TEST_RandomDouble<text:span text:style-name="T2">(generator, 5, 20, </text:span>RandomNumberGenerator<text:span text:style-name="T2">::</text:span>Precision<text:span text:style-name="T2">::</text:span>TWO<text:span text:style-name="T2">);</text:span></text:p>
      <text:p text:style-name="P5"><text:span text:style-name="T2"><text:s text:c="4"/></text:span>TEST_RandomDouble<text:span text:style-name="T2">(generator, 5, 20, </text:span>RandomNumberGenerator<text:span text:style-name="T2">::</text:span>Precision<text:span text:style-name="T2">::</text:span>THREE<text:span text:style-name="T2">);</text:span></text:p>
      <text:p text:style-name="P5"><text:span text:style-name="T2"><text:s text:c="4"/></text:span>TEST_RandomDouble<text:span text:style-name="T2">(generator, 5, 20, </text:span>RandomNumberGenerator<text:span text:style-name="T2">::</text:span>Precision<text:span text:style-name="T2">::</text:span>FOUR<text:span text:style-name="T2">);</text:span></text:p>
      <text:p text:style-name="P2"><text:s text:c="4"/></text:p>
      <text:p text:style-name="P6"><text:span text:style-name="T2"><text:s text:c="4"/></text:span><text:span text:style-name="T4">cout</text:span><text:span text:style-name="T2">&lt;&lt; </text:span>"+-----------------------+"<text:span text:style-name="T2"><text:s/>&lt;&lt; </text:span><text:span text:style-name="T4">endl</text:span></text:p>
      <text:p text:style-name="P6"><text:span text:style-name="T2"><text:s text:c="8"/>&lt;&lt; </text:span>"| Random Character Test |"<text:span text:style-name="T2"><text:s/>&lt;&lt; </text:span><text:span text:style-name="T4">endl</text:span></text:p>
      <text:p text:style-name="P6"><text:span text:style-name="T2"><text:s text:c="8"/>&lt;&lt; </text:span>"+-----------------------+"<text:span text:style-name="T2"><text:s/>&lt;&lt; </text:span><text:span text:style-name="T4">endl</text:span><text:span text:style-name="T2">;</text:span></text:p>
      <text:p text:style-name="P2"><text:s text:c="4"/></text:p>
      <text:p text:style-name="P5"><text:span text:style-name="T2"><text:s text:c="4"/></text:span>TEST_RandomCharacter<text:span text:style-name="T2">(generator, </text:span>RandomNumberGenerator<text:span text:style-name="T2">::</text:span>CharacterType<text:span text:style-name="T2">::</text:span>LOWER_LETTER<text:span text:style-name="T2">);</text:span></text:p>
      <text:p text:style-name="P5"><text:span text:style-name="T2"><text:s text:c="4"/></text:span>TEST_RandomCharacter<text:span text:style-name="T2">(generator, </text:span>RandomNumberGenerator<text:span text:style-name="T2">::</text:span>CharacterType<text:span text:style-name="T2">::</text:span>UPPER_LETTER<text:span text:style-name="T2">);</text:span></text:p>
      <text:p text:style-name="P5"><text:span text:style-name="T2"><text:s text:c="4"/></text:span>TEST_RandomCharacter<text:span text:style-name="T2">(generator, </text:span>RandomNumberGenerator<text:span text:style-name="T2">::</text:span>CharacterType<text:span text:style-name="T2">::</text:span>DIGIT<text:span text:style-name="T2">);</text:span></text:p>
      <text:p text:style-name="P2"><text:s text:c="4"/></text:p>
      <text:p text:style-name="P3"><text:span text:style-name="T2"><text:s text:c="4"/></text:span>// <text:s text:c="3"/>AT QUIZ</text:p>
      <text:p text:style-name="P6"><text:span text:style-name="T2"><text:s text:c="4"/></text:span><text:span text:style-name="T4">cout</text:span><text:span text:style-name="T2">&lt;&lt; </text:span>"+-----------------------+"<text:span text:style-name="T2"><text:s/>&lt;&lt; </text:span><text:span text:style-name="T4">endl</text:span></text:p>
      <text:p text:style-name="P6"><text:span text:style-name="T2"><text:s text:c="8"/>&lt;&lt; </text:span>"| <text:s text:c="3"/>Random Circle <text:s text:c="5"/>|"<text:span text:style-name="T2"><text:s/>&lt;&lt; </text:span><text:span text:style-name="T4">endl</text:span></text:p>
      <text:p text:style-name="P6"><text:span text:style-name="T2"><text:s text:c="8"/>&lt;&lt; </text:span>"+-----------------------+"<text:span text:style-name="T2"><text:s/>&lt;&lt; </text:span><text:span text:style-name="T4">endl</text:span><text:span text:style-name="T2">;</text:span></text:p>
      <text:p text:style-name="P2"><text:s text:c="4"/></text:p>
      <text:p text:style-name="P5"><text:span text:style-name="T2"><text:s text:c="4"/></text:span>TEST_RandomCircle<text:span text:style-name="T2">(generator, 5, 20, </text:span>RandomNumberGenerator<text:span text:style-name="T2">::</text:span>Precision<text:span text:style-name="T2">::</text:span>ONE<text:span text:style-name="T2">);</text:span></text:p>
      <text:p text:style-name="P2"><text:s text:c="4"/></text:p>
      <text:p text:style-name="P2"><text:s text:c="4"/><text:span text:style-name="T1">return</text:span><text:s/>0;</text:p>
      <text:p text:style-name="P2"><text:s text:c="4"/></text:p>
      <text:p text:style-name="P3"><text:span text:style-name="T2">}</text:span>//end main ()</text:p>
      <text:p text:style-name="P2"/>
      <text:p text:style-name="P2">———</text:p>
      <text:p text:style-name="P2"/>
      <text:p text:style-name="P1">/*****************************************</text:p>
      <text:p text:style-name="P1"><text:s/>* Vehicle.h <text:s text:c="28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3">/*</text:p>
      <text:p text:style-name="P3"><text:s text:c="4"/>In the C and C++ programming languages, " #pragma once " is a non-standard</text:p>
      <text:p text:style-name="P3"><text:s/>but widely supported preprocessor directive designed</text:p>
      <text:p text:style-name="P3"><text:s/>to cause the current source file to be included ONLY ONCE IN A SINGLE COMPILATION.</text:p>
      <text:p text:style-name="P3"><text:s text:c="4"/>" #pragma once " has several advantages, including:</text:p>
      <text:p text:style-name="P3"><text:s/>less code, avoidance of name clashes, and sometimes improvement in compilation speed.</text:p>
      <text:p text:style-name="P3"><text:s/></text:p>
      <text:p text:style-name="P3"><text:s/>*** In this case, because of the #pragma once preprocessor directive (it works for Visual Studio),</text:p>
      <text:p text:style-name="P3"><text:s/>*** Vehicle.h file will compile just for once.</text:p>
      <text:p text:style-name="P3"><text:s/>*/</text:p>
      <text:p text:style-name="P2"/>
      <text:p text:style-name="P4">#pragma once</text:p>
      <text:p text:style-name="P3"><text:span text:style-name="T1">#include </text:span><text:span text:style-name="T3">&lt;iostream&gt;</text:span><text:span text:style-name="T1"><text:s text:c="17"/></text:span>//To use standart input output</text:p>
      <text:p text:style-name="P3"><text:span text:style-name="T1">using</text:span><text:span text:style-name="T2"><text:s/></text:span><text:span text:style-name="T1">namespace</text:span><text:span text:style-name="T2"><text:s/></text:span><text:span text:style-name="T4">std</text:span><text:span text:style-name="T2">; <text:s text:c="15"/></text:span>//To use standart input and output functions under the "std" namespace.</text:p>
      <text:p text:style-name="P2"/>
      <text:p text:style-name="P2"><text:span text:style-name="T1">class</text:span><text:s/>Vehicle</text:p>
      <text:p text:style-name="P2">{</text:p>
      <text:p text:style-name="P3">//Public members are accessible from anywhere where the object is visible.</text:p>
      <text:p text:style-name="P4">public<text:span text:style-name="T2">:</text:span>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Initializes a new instance of the &lt;see cref="Vehicle"/&gt; class.</text:p>
      <text:p text:style-name="P1"><text:span text:style-name="T2"><text:s text:c="4"/></text:span>/// &lt;/summary&gt;</text:p>
      <text:p text:style-name="P1"><text:span text:style-name="T2"><text:s text:c="4"/></text:span>/// &lt;param name="maxPassengerNumber"&gt;The maximum passenger number.&lt;/param&gt;</text:p>
      <text:p text:style-name="P1"><text:span text:style-name="T2"><text:s text:c="4"/></text:span>/// &lt;param name="maxSpeed"&gt;The maximum speed.&lt;/param&gt;</text:p>
      <text:p text:style-name="P3">//Constructor function of Circle class, when a new object is created, it will be called.</text:p>
      <text:p text:style-name="P2"><text:s text:c="4"/>Vehicle(<text:span text:style-name="T1">int</text:span><text:s/>maxPassengerNumber = 4, <text:span text:style-name="T1">double</text:span><text:s/>maxSpeed = 180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&lt;/summary&gt;</text:p>
      <text:p text:style-name="P1"><text:span text:style-name="T2"><text:s text:c="4"/></text:span>/// &lt;param name="amount"&gt;The amount.&lt;/param&gt;</text:p>
      <text:p text:style-name="P1"><text:span text:style-name="T2"><text:s text:c="4"/></text:span>/// &lt;returns&gt;&lt;/returns&gt;</text:p>
      <text:p text:style-name="P3">//Acceleration of the car depends on the engine status, if engine is not started, accelerate function returns false.</text:p>
      <text:p text:style-name="P2"><text:s text:c="4"/><text:span text:style-name="T1">bool</text:span><text:s/>Accelarate(<text:span text:style-name="T1">double</text:span><text:s/>amount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Decelerates by specified amount.</text:p>
      <text:p text:style-name="P1"><text:span text:style-name="T2"><text:s text:c="4"/></text:span>/// &lt;/summary&gt;</text:p>
      <text:p text:style-name="P1"><text:span text:style-name="T2"><text:s text:c="4"/></text:span>/// &lt;param name="amount"&gt;The amount.&lt;/param&gt;</text:p>
      <text:p text:style-name="P1"><text:span text:style-name="T2"><text:s text:c="4"/></text:span>/// &lt;returns&gt;&lt;/returns&gt;</text:p>
      <text:p text:style-name="P3">//Deceleration of the car depends on the engine status, if engine is not started, decelerate function returns false.</text:p>
      <text:p text:style-name="P2"><text:s text:c="4"/><text:span text:style-name="T1">bool</text:span><text:s/>Decelerate(<text:span text:style-name="T1">double</text:span><text:s/>amount);</text:p>
      <text:p text:style-name="P2"><text:s text:c="4"/></text:p>
      <text:p text:style-name="P2"><text:s text:c="4"/><text:span text:style-name="T5">/*</text:span></text:p>
      <text:p text:style-name="P3"><text:s text:c="5"/>***Private members of a class are accessible only from within other members of the same class.</text:p>
      <text:p text:style-name="P3"><text:s text:c="5"/>--&gt; <text:s/>That's why we create getter functions(also called accessor functions) to reach private members of an object</text:p>
      <text:p text:style-name="P3"><text:s text:c="5"/>--&gt; <text:s/>via these functions.</text:p>
      <text:p text:style-name="P3"><text:s text:c="16"/>+getCurrentPassengerNumber()</text:p>
      <text:p text:style-name="P3"><text:s text:c="16"/>+getCurrentSpeed()</text:p>
      <text:p text:style-name="P3"><text:s text:c="16"/>+IsEngineStarted()</text:p>
      <text:p text:style-name="P3"><text:s text:c="5"/>--&gt; <text:s/>(Private members will be returned but they shouldn't be changed).</text:p>
      <text:p text:style-name="P3"><text:s text:c="5"/>*/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Gets the current passenger number.</text:p>
      <text:p text:style-name="P1"><text:span text:style-name="T2"><text:s text:c="4"/></text:span>/// &lt;/summary&gt;</text:p>
      <text:p text:style-name="P1"><text:span text:style-name="T2"><text:s text:c="4"/></text:span>/// &lt;returns&gt;&lt;/returns&gt;</text:p>
      <text:p text:style-name="P3">//Returns currentPassengerNumber(double) private member.</text:p>
      <text:p text:style-name="P3">//(Accessor function, it should be const to don't change class's member.)</text:p>
      <text:p text:style-name="P2"><text:s text:c="4"/><text:span text:style-name="T1">double</text:span><text:s/>getCurrentPassengerNumber(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Gets the current speed.</text:p>
      <text:p text:style-name="P1"><text:span text:style-name="T2"><text:s text:c="4"/></text:span>/// &lt;/summary&gt;</text:p>
      <text:p text:style-name="P1"><text:span text:style-name="T2"><text:s text:c="4"/></text:span>/// &lt;returns&gt;&lt;/returns&gt;</text:p>
      <text:p text:style-name="P3">//Returns currentSpeed(double) private member.</text:p>
      <text:p text:style-name="P3">//(Accessor function, it should be const to don't change class's member.)</text:p>
      <text:p text:style-name="P2"><text:s text:c="4"/><text:span text:style-name="T1">double</text:span><text:s/>getCurrentSpeed(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Gets the in.</text:p>
      <text:p text:style-name="P1"><text:span text:style-name="T2"><text:s text:c="4"/></text:span>/// &lt;/summary&gt;</text:p>
      <text:p text:style-name="P1"><text:span text:style-name="T2"><text:s text:c="4"/></text:span>/// &lt;param name="passengerNumber"&gt;The passenger number.&lt;/param&gt;</text:p>
      <text:p text:style-name="P3">//GetIn function depends on the currentSpeed and passengerCount. Changes the passengerNumber. (Mutator function)</text:p>
      <text:p text:style-name="P2"><text:s text:c="4"/><text:span text:style-name="T1">bool</text:span><text:s/>GetIn(<text:span text:style-name="T1">int</text:span><text:s/>passengerNumber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Gets the out.</text:p>
      <text:p text:style-name="P1"><text:span text:style-name="T2"><text:s text:c="4"/></text:span>/// &lt;/summary&gt;</text:p>
      <text:p text:style-name="P1"><text:span text:style-name="T2"><text:s text:c="4"/></text:span>/// &lt;param name="passengerNumber"&gt;The passenger number.&lt;/param&gt;</text:p>
      <text:p text:style-name="P1"><text:span text:style-name="T2"><text:s text:c="4"/></text:span>/// &lt;returns&gt;&lt;/returns&gt;</text:p>
      <text:p text:style-name="P3">//GetOut function depends on the currentSpeed and passengerCount. Changes the passengerNumber. (Mutator function)</text:p>
      <text:p text:style-name="P2"><text:s text:c="4"/><text:span text:style-name="T1">bool</text:span><text:s/>GetOut(<text:span text:style-name="T1">int</text:span><text:s/>passengerNumber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Starts the engine.</text:p>
      <text:p text:style-name="P1"><text:span text:style-name="T2"><text:s text:c="4"/></text:span>/// &lt;/summary&gt;</text:p>
      <text:p text:style-name="P3">//Prints a message on the screen and set the bool member variable called engineStarted. (Mutator function)</text:p>
      <text:p text:style-name="P2"><text:s text:c="4"/><text:span text:style-name="T1">void</text:span><text:s/>StartEngine(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Stops the engine.</text:p>
      <text:p text:style-name="P1"><text:span text:style-name="T2"><text:s text:c="4"/></text:span>/// &lt;/summary&gt;</text:p>
      <text:p text:style-name="P3">//Prints a message on the screen and set the bool member variable called engineStarted. (Mutator function)</text:p>
      <text:p text:style-name="P2"><text:s text:c="4"/><text:span text:style-name="T1">void</text:span><text:s/>StopEngine(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Determines whether [is engine started].</text:p>
      <text:p text:style-name="P1"><text:span text:style-name="T2"><text:s text:c="4"/></text:span>/// &lt;/summary&gt;</text:p>
      <text:p text:style-name="P1"><text:span text:style-name="T2"><text:s text:c="4"/></text:span>/// &lt;summary&gt;</text:p>
      <text:p text:style-name="P1"><text:span text:style-name="T2"><text:s text:c="4"/></text:span>/// The engine started</text:p>
      <text:p text:style-name="P1"><text:span text:style-name="T2"><text:s text:c="4"/></text:span>/// &lt;/summary&gt;</text:p>
      <text:p text:style-name="P3">//Returns engineStarted(bool) private member.</text:p>
      <text:p text:style-name="P3">//(Accessor function, it should be const to don't change class's member.)</text:p>
      <text:p text:style-name="P2"><text:s text:c="4"/><text:span text:style-name="T1">bool</text:span><text:s/>IsEngineStarted()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Finalizes an instance of the &lt;see cref="Vehicle"/&gt; class.</text:p>
      <text:p text:style-name="P1"><text:span text:style-name="T2"><text:s text:c="4"/></text:span>/// &lt;/summary&gt;</text:p>
      <text:p text:style-name="P3">//Destructor function of Vehicle class, when object is removed, it will be called.</text:p>
      <text:p text:style-name="P2"><text:s text:c="4"/><text:span text:style-name="T1">virtual</text:span><text:s/>~Vehicle();</text:p>
      <text:p text:style-name="P2"><text:s text:c="4"/></text:p>
      <text:p text:style-name="P3">//Private members of a class are accessible only from within other members of the same class.</text:p>
      <text:p text:style-name="P4">private<text:span text:style-name="T2">:</text:span></text:p>
      <text:p text:style-name="P1"><text:span text:style-name="T2"><text:s text:c="4"/></text:span>/// &lt;summary&gt;</text:p>
      <text:p text:style-name="P1"><text:span text:style-name="T2"><text:s text:c="4"/></text:span>/// The current passenger number</text:p>
      <text:p text:style-name="P1"><text:span text:style-name="T2"><text:s text:c="4"/></text:span>/// &lt;/summary&gt;</text:p>
      <text:p text:style-name="P2"><text:s text:c="4"/><text:span text:style-name="T1">int</text:span><text:s/>currentPassengerNumber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The current speed</text:p>
      <text:p text:style-name="P1"><text:span text:style-name="T2"><text:s text:c="4"/></text:span>/// &lt;/summary&gt;</text:p>
      <text:p text:style-name="P2"><text:s text:c="4"/><text:span text:style-name="T1">double</text:span><text:s/>currentSpeed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The engine started</text:p>
      <text:p text:style-name="P1"><text:span text:style-name="T2"><text:s text:c="4"/></text:span>/// &lt;/summary&gt;</text:p>
      <text:p text:style-name="P2"><text:s text:c="4"/><text:span text:style-name="T1">bool</text:span><text:s/>engineStarted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The maximum passenger number</text:p>
      <text:p text:style-name="P1"><text:span text:style-name="T2"><text:s text:c="4"/></text:span>/// &lt;/summary&gt;</text:p>
      <text:p text:style-name="P2"><text:s text:c="4"/><text:span text:style-name="T1">int</text:span><text:s/>maxPassengerNumber;</text:p>
      <text:p text:style-name="P2"><text:s text:c="4"/></text:p>
      <text:p text:style-name="P1"><text:span text:style-name="T2"><text:s text:c="4"/></text:span>/// &lt;summary&gt;</text:p>
      <text:p text:style-name="P1"><text:span text:style-name="T2"><text:s text:c="4"/></text:span>/// The maximum speed</text:p>
      <text:p text:style-name="P1"><text:span text:style-name="T2"><text:s text:c="4"/></text:span>/// &lt;/summary&gt;</text:p>
      <text:p text:style-name="P2"><text:s text:c="4"/><text:span text:style-name="T1">double</text:span><text:s/>maxSpeed;</text:p>
      <text:p text:style-name="P2">};</text:p>
      <text:p text:style-name="P2"/>
      <text:p text:style-name="P2">————</text:p>
      <text:p text:style-name="P2"/>
      <text:p text:style-name="P1">/*****************************************</text:p>
      <text:p text:style-name="P1"><text:s/>* Vehicle.cpp <text:s text:c="26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2"/>
      <text:p text:style-name="P3"><text:span text:style-name="T1">#include </text:span><text:span text:style-name="T3">"Vehicle.h"</text:span><text:span text:style-name="T1"><text:s text:c="24"/></text:span>//To know function prototypes of Vehicle class.</text:p>
      <text:p text:style-name="P2"/>
      <text:p text:style-name="P3">//Constructor function of Vehicle class. Initializes member variables (private).</text:p>
      <text:p text:style-name="P2"><text:span text:style-name="T4">Vehicle</text:span>::Vehicle(<text:span text:style-name="T1">int</text:span><text:s/>maxPassengerNumber, <text:span text:style-name="T1">double</text:span><text:s/>maxSpeed)</text:p>
      <text:p text:style-name="P2">{</text:p>
      <text:p text:style-name="P2"><text:s text:c="4"/><text:span text:style-name="T1">this</text:span>-&gt;<text:span text:style-name="T4">maxSpeed</text:span><text:s/>= maxSpeed;</text:p>
      <text:p text:style-name="P2"><text:s text:c="4"/><text:span text:style-name="T1">this</text:span>-&gt;<text:span text:style-name="T4">maxPassengerNumber</text:span><text:s/>= maxPassengerNumber;</text:p>
      <text:p text:style-name="P5"><text:span text:style-name="T2"><text:s text:c="4"/></text:span><text:span text:style-name="T1">this</text:span><text:span text:style-name="T2">-&gt;</text:span>engineStarted<text:span text:style-name="T2"><text:s/>= </text:span><text:span text:style-name="T1">false</text:span><text:span text:style-name="T2">;</text:span></text:p>
      <text:p text:style-name="P5"><text:span text:style-name="T2"><text:s text:c="4"/></text:span><text:span text:style-name="T1">this</text:span><text:span text:style-name="T2">-&gt;</text:span>currentSpeed<text:span text:style-name="T2"><text:s/>= 0;</text:span></text:p>
      <text:p text:style-name="P5"><text:span text:style-name="T2"><text:s text:c="4"/></text:span><text:span text:style-name="T1">this</text:span><text:span text:style-name="T2">-&gt;</text:span>currentPassengerNumber<text:span text:style-name="T2"><text:s/>= 0;</text:span></text:p>
      <text:p text:style-name="P3"><text:span text:style-name="T2"><text:s text:c="4"/></text:span>//this-&gt;airConditionDegree = 22;</text:p>
      <text:p text:style-name="P3"><text:span text:style-name="T2">}</text:span>//end Vehicle ()</text:p>
      <text:p text:style-name="P2"/>
      <text:p text:style-name="P3">//Destructor function of Vehicle class.</text:p>
      <text:p text:style-name="P2"><text:span text:style-name="T4">Vehicle</text:span>::~Vehicle()</text:p>
      <text:p text:style-name="P2">{</text:p>
      <text:p text:style-name="P2"><text:s text:c="4"/></text:p>
      <text:p text:style-name="P3"><text:span text:style-name="T2">}</text:span>//end ~Vehicle ()</text:p>
      <text:p text:style-name="P2"/>
      <text:p text:style-name="P3">//Acceleration of the car depends on the engine status, if engine is not started, accelerate function returns false.</text:p>
      <text:p text:style-name="P2"><text:span text:style-name="T1">bool</text:span><text:s/><text:span text:style-name="T4">Vehicle</text:span>::Accelarate(<text:span text:style-name="T1">double</text:span><text:s/>amount)</text:p>
      <text:p text:style-name="P2">{</text:p>
      <text:p text:style-name="P3"><text:span text:style-name="T2"><text:s text:c="4"/></text:span>//Acceleration limit also depends on the maxSpeed of the vehicle.</text:p>
      <text:p text:style-name="P2"><text:s text:c="4"/></text:p>
      <text:p text:style-name="P5"><text:span text:style-name="T2"><text:s text:c="4"/></text:span><text:span text:style-name="T1">if</text:span><text:span text:style-name="T2">(</text:span>IsEngineStarted<text:span text:style-name="T2">() &amp;&amp; </text:span>currentSpeed<text:span text:style-name="T2">&lt;</text:span>maxSpeed<text:span text:style-name="T2">)</text:span></text:p>
      <text:p text:style-name="P2"><text:s text:c="4"/>{</text:p>
      <text:p text:style-name="P3"><text:span text:style-name="T2"><text:s text:c="8"/></text:span>//If any attempt to increase the speed of the vehicle to a higher value than maxSpeed,</text:p>
      <text:p text:style-name="P3"><text:span text:style-name="T2"><text:s text:c="8"/></text:span>//just set the currentSpeed to maxSpeed value.</text:p>
      <text:p text:style-name="P2"><text:s text:c="8"/><text:span text:style-name="T1">if</text:span>(amount&gt;=<text:span text:style-name="T4">maxSpeed</text:span><text:s/>|| (<text:span text:style-name="T4">currentSpeed</text:span>+amount &gt;= <text:span text:style-name="T4">maxSpeed</text:span>) )</text:p>
      <text:p text:style-name="P5"><text:span text:style-name="T2"><text:s text:c="12"/></text:span><text:span text:style-name="T1">this</text:span><text:span text:style-name="T2">-&gt;</text:span>currentSpeed<text:span text:style-name="T2"><text:s/>= </text:span>maxSpeed<text:span text:style-name="T2">;</text:span></text:p>
      <text:p text:style-name="P2"><text:s text:c="8"/></text:p>
      <text:p text:style-name="P2"><text:s text:c="8"/><text:span text:style-name="T1">else</text:span></text:p>
      <text:p text:style-name="P2"><text:s text:c="12"/><text:span text:style-name="T1">this</text:span>-&gt;<text:span text:style-name="T4">currentSpeed</text:span><text:s/>= <text:span text:style-name="T4">currentSpeed</text:span><text:s/>+ amount;</text:p>
      <text:p text:style-name="P2"><text:s text:c="8"/></text:p>
      <text:p text:style-name="P2"><text:s text:c="8"/><text:span text:style-name="T1">return</text:span><text:s/><text:span text:style-name="T1">true</text:span>;</text:p>
      <text:p text:style-name="P3"><text:span text:style-name="T2"><text:s text:c="4"/>}</text:span>//end if</text:p>
      <text:p text:style-name="P2"><text:s text:c="4"/></text:p>
      <text:p text:style-name="P4"><text:span text:style-name="T2"><text:s text:c="4"/></text:span>return<text:span text:style-name="T2"><text:s/></text:span>false<text:span text:style-name="T2">;</text:span></text:p>
      <text:p text:style-name="P2"><text:s text:c="4"/></text:p>
      <text:p text:style-name="P3"><text:span text:style-name="T2">}</text:span>//end Vehicle::Accelarate ()</text:p>
      <text:p text:style-name="P2"/>
      <text:p text:style-name="P3">//Deceleration of the car depends on the engine status, if engine is not started, decelerate function returns false.</text:p>
      <text:p text:style-name="P2"><text:span text:style-name="T1">bool</text:span><text:s/><text:span text:style-name="T4">Vehicle</text:span>::Decelerate(<text:span text:style-name="T1">double</text:span><text:s/>amount)</text:p>
      <text:p text:style-name="P2">{</text:p>
      <text:p text:style-name="P3"><text:span text:style-name="T2"><text:s text:c="4"/></text:span>//Deceleration limit also depends on the currentSpeed of the vehicle.</text:p>
      <text:p text:style-name="P2"><text:s text:c="4"/></text:p>
      <text:p text:style-name="P5"><text:span text:style-name="T2"><text:s text:c="4"/></text:span><text:span text:style-name="T1">if</text:span><text:span text:style-name="T2">(</text:span>IsEngineStarted<text:span text:style-name="T2">() &amp;&amp; </text:span>currentSpeed<text:span text:style-name="T2">&gt;0)</text:span></text:p>
      <text:p text:style-name="P2"><text:s text:c="4"/>{</text:p>
      <text:p text:style-name="P3"><text:span text:style-name="T2"><text:s text:c="8"/></text:span>//If any attempt to decrease the speed of the vehicle to a higher value than currentSpeed,</text:p>
      <text:p text:style-name="P3"><text:span text:style-name="T2"><text:s text:c="8"/></text:span>//just set the currentSpeed to 0 value.</text:p>
      <text:p text:style-name="P2"><text:s text:c="8"/><text:span text:style-name="T1">if</text:span>(amount&gt;=<text:span text:style-name="T4">currentSpeed</text:span><text:s/>|| (<text:span text:style-name="T4">currentSpeed</text:span>-amount &lt;= 0) )</text:p>
      <text:p text:style-name="P2"><text:s text:c="12"/><text:span text:style-name="T1">this</text:span>-&gt;<text:span text:style-name="T4">currentSpeed</text:span><text:s/>= 0;</text:p>
      <text:p text:style-name="P2"><text:s text:c="8"/></text:p>
      <text:p text:style-name="P2"><text:s text:c="8"/><text:span text:style-name="T1">else</text:span></text:p>
      <text:p text:style-name="P2"><text:s text:c="12"/><text:span text:style-name="T1">this</text:span>-&gt;<text:span text:style-name="T4">currentSpeed</text:span><text:s/>= <text:span text:style-name="T4">currentSpeed</text:span><text:s/>- amount;</text:p>
      <text:p text:style-name="P2"><text:s text:c="8"/></text:p>
      <text:p text:style-name="P2"><text:s text:c="8"/><text:span text:style-name="T1">return</text:span><text:s/><text:span text:style-name="T1">true</text:span>;</text:p>
      <text:p text:style-name="P3"><text:span text:style-name="T2"><text:s text:c="4"/>}</text:span>//end if</text:p>
      <text:p text:style-name="P2"><text:s text:c="4"/></text:p>
      <text:p text:style-name="P4"><text:span text:style-name="T2"><text:s text:c="4"/></text:span>return<text:span text:style-name="T2"><text:s/></text:span>false<text:span text:style-name="T2">;</text:span></text:p>
      <text:p text:style-name="P3"><text:span text:style-name="T2">}</text:span>//end Vehicle::Decelerate ()</text:p>
      <text:p text:style-name="P2"/>
      <text:p text:style-name="P3">//Prints a message on the screen and set the bool member variable called engineStarted true.</text:p>
      <text:p text:style-name="P2"><text:span text:style-name="T1">void</text:span><text:s/><text:span text:style-name="T4">Vehicle</text:span>::StartEngine()</text:p>
      <text:p text:style-name="P2">{</text:p>
      <text:p text:style-name="P6"><text:span text:style-name="T2"><text:s text:c="4"/></text:span><text:span text:style-name="T4">cout</text:span><text:span text:style-name="T2">&lt;&lt;</text:span>"Engine Started."<text:span text:style-name="T2">&lt;&lt;</text:span><text:span text:style-name="T4">endl</text:span><text:span text:style-name="T2">;</text:span></text:p>
      <text:p text:style-name="P5"><text:span text:style-name="T2"><text:s text:c="4"/></text:span>engineStarted<text:span text:style-name="T2"><text:s/>= </text:span><text:span text:style-name="T1">true</text:span><text:span text:style-name="T2">;</text:span></text:p>
      <text:p text:style-name="P3"><text:span text:style-name="T2">}</text:span>//end Vehicle::StartEngine ()</text:p>
      <text:p text:style-name="P2"/>
      <text:p text:style-name="P3">//Prints a message on the screen and set the bool member variable called engineStarted false.</text:p>
      <text:p text:style-name="P2"><text:span text:style-name="T1">void</text:span><text:s/><text:span text:style-name="T4">Vehicle</text:span>::StopEngine()</text:p>
      <text:p text:style-name="P2">{</text:p>
      <text:p text:style-name="P6"><text:span text:style-name="T2"><text:s text:c="4"/></text:span><text:span text:style-name="T4">cout</text:span><text:span text:style-name="T2">&lt;&lt;</text:span>"Engine Stopped."<text:span text:style-name="T2">&lt;&lt;</text:span><text:span text:style-name="T4">endl</text:span><text:span text:style-name="T2">;</text:span></text:p>
      <text:p text:style-name="P5"><text:span text:style-name="T2"><text:s text:c="4"/></text:span>engineStarted<text:span text:style-name="T2"><text:s/>= </text:span><text:span text:style-name="T1">false</text:span><text:span text:style-name="T2">;</text:span></text:p>
      <text:p text:style-name="P3"><text:span text:style-name="T2">}</text:span>//end Vehicle::StopEngine ()</text:p>
      <text:p text:style-name="P2"/>
      <text:p text:style-name="P3">//GetIn function depends on the currentSpeed and passengerCount.</text:p>
      <text:p text:style-name="P2"><text:span text:style-name="T1">bool</text:span><text:s/><text:span text:style-name="T4">Vehicle</text:span>::GetIn(<text:span text:style-name="T1">int</text:span><text:s/>passengerNumber)</text:p>
      <text:p text:style-name="P2">{</text:p>
      <text:p text:style-name="P2"><text:s text:c="4"/></text:p>
      <text:p text:style-name="P3"><text:span text:style-name="T2"><text:s text:c="4"/></text:span>//If current speed is non-zero value, function returns false.</text:p>
      <text:p text:style-name="P3"><text:span text:style-name="T2"><text:s text:c="4"/></text:span>//If the currentPassenger number is not enough to GetIn, prints an error message and returns false.</text:p>
      <text:p text:style-name="P5"><text:span text:style-name="T2"><text:s text:c="4"/></text:span><text:span text:style-name="T1">if</text:span><text:span text:style-name="T2">( </text:span>currentSpeed<text:span text:style-name="T2">==0 &amp;&amp; </text:span>currentPassengerNumber<text:span text:style-name="T2">+passengerNumber &lt;= </text:span>maxPassengerNumber<text:span text:style-name="T2"><text:s/>)</text:span></text:p>
      <text:p text:style-name="P2"><text:s text:c="4"/>{</text:p>
      <text:p text:style-name="P5"><text:span text:style-name="T2"><text:s text:c="8"/></text:span>currentPassengerNumber<text:span text:style-name="T2"><text:s/>= </text:span>currentPassengerNumber<text:span text:style-name="T2"><text:s/>+ passengerNumber;</text:span></text:p>
      <text:p text:style-name="P3"><text:span text:style-name="T2"><text:s text:c="8"/></text:span>// <text:s text:c="7"/>cout&lt;&lt;"SUCCESS : Got-In"&lt;&lt;endl;</text:p>
      <text:p text:style-name="P2"><text:s text:c="8"/><text:span text:style-name="T1">return</text:span><text:s/><text:span text:style-name="T1">true</text:span>;</text:p>
      <text:p text:style-name="P2"><text:s text:c="4"/>}</text:p>
      <text:p text:style-name="P2"><text:s text:c="4"/></text:p>
      <text:p text:style-name="P6"><text:span text:style-name="T2"><text:s text:c="4"/></text:span><text:span text:style-name="T4">cout</text:span><text:span text:style-name="T2">&lt;&lt;</text:span>"ERROR : Cannot Get-In the vehicle while moving."<text:span text:style-name="T2">&lt;&lt;</text:span><text:span text:style-name="T4">endl</text:span><text:span text:style-name="T2">;</text:span></text:p>
      <text:p text:style-name="P4"><text:span text:style-name="T2"><text:s text:c="4"/></text:span>return<text:span text:style-name="T2"><text:s/></text:span>false<text:span text:style-name="T2">;</text:span></text:p>
      <text:p text:style-name="P3"><text:span text:style-name="T2">}</text:span>//end Vehicle::GetIn ()</text:p>
      <text:p text:style-name="P2"/>
      <text:p text:style-name="P3">//GetOut function depends on the currentSpeed and passengerCount.</text:p>
      <text:p text:style-name="P2"><text:span text:style-name="T1">bool</text:span><text:s/><text:span text:style-name="T4">Vehicle</text:span>::GetOut(<text:span text:style-name="T1">int</text:span><text:s/>passengerNumber)</text:p>
      <text:p text:style-name="P2">{</text:p>
      <text:p text:style-name="P2"><text:s text:c="4"/></text:p>
      <text:p text:style-name="P3"><text:span text:style-name="T2"><text:s text:c="4"/></text:span>//If current speed is non-zero value, function returns false.</text:p>
      <text:p text:style-name="P3"><text:span text:style-name="T2"><text:s text:c="4"/></text:span>//If the currentPassenger number is not enough to GetOut, prints an error message and returns false.</text:p>
      <text:p text:style-name="P5"><text:span text:style-name="T2"><text:s text:c="4"/></text:span><text:span text:style-name="T1">if</text:span><text:span text:style-name="T2">( </text:span>currentSpeed<text:span text:style-name="T2">==0 &amp;&amp; </text:span>currentPassengerNumber<text:span text:style-name="T2"><text:s/>!= 0 &amp;&amp; </text:span>currentPassengerNumber<text:span text:style-name="T2"><text:s/>&gt;= passengerNumber )</text:span></text:p>
      <text:p text:style-name="P2"><text:s text:c="4"/>{</text:p>
      <text:p text:style-name="P5"><text:span text:style-name="T2"><text:s text:c="8"/></text:span>currentPassengerNumber<text:span text:style-name="T2"><text:s/>= </text:span>currentPassengerNumber<text:span text:style-name="T2"><text:s/>- passengerNumber;</text:span></text:p>
      <text:p text:style-name="P3"><text:span text:style-name="T2"><text:s text:c="8"/></text:span>// <text:s text:c="7"/>cout&lt;&lt;"SUCCESS : Got-Out"&lt;&lt;endl;</text:p>
      <text:p text:style-name="P2"><text:s text:c="8"/><text:span text:style-name="T1">return</text:span><text:s/><text:span text:style-name="T1">true</text:span>;</text:p>
      <text:p text:style-name="P2"><text:s text:c="4"/>}</text:p>
      <text:p text:style-name="P2"/>
      <text:p text:style-name="P6"><text:span text:style-name="T2"><text:s text:c="4"/></text:span><text:span text:style-name="T4">cout</text:span><text:span text:style-name="T2">&lt;&lt;</text:span>"ERROR : Cannot Get-Out the vehicle while moving."<text:span text:style-name="T2">&lt;&lt;</text:span><text:span text:style-name="T4">endl</text:span><text:span text:style-name="T2">;</text:span></text:p>
      <text:p text:style-name="P4"><text:span text:style-name="T2"><text:s text:c="4"/></text:span>return<text:span text:style-name="T2"><text:s/></text:span>false<text:span text:style-name="T2">;</text:span></text:p>
      <text:p text:style-name="P3"><text:span text:style-name="T2">}</text:span>//end Vehicle::GetOut ()</text:p>
      <text:p text:style-name="P2"/>
      <text:p text:style-name="P3">//Returns currentSpeed(double) private member.</text:p>
      <text:p text:style-name="P3">//(Accessor function, it should be const to don't change class's member.)</text:p>
      <text:p text:style-name="P2"><text:span text:style-name="T1">double</text:span><text:s/><text:span text:style-name="T4">Vehicle</text:span>::getCurrentSpeed()</text:p>
      <text:p text:style-name="P2">{</text:p>
      <text:p text:style-name="P5"><text:span text:style-name="T2"><text:s text:c="4"/></text:span><text:span text:style-name="T1">return</text:span><text:span text:style-name="T2"><text:s/></text:span>currentSpeed<text:span text:style-name="T2">;</text:span></text:p>
      <text:p text:style-name="P3"><text:span text:style-name="T2">}</text:span>//end Vehicle::getCurrentSpeed ()</text:p>
      <text:p text:style-name="P2"/>
      <text:p text:style-name="P3">//Returns currentPassengerNumber(double) private member.</text:p>
      <text:p text:style-name="P3">//(Accessor function, it should be const to don't change class's member.)</text:p>
      <text:p text:style-name="P2"><text:span text:style-name="T1">double</text:span><text:s/><text:span text:style-name="T4">Vehicle</text:span>::getCurrentPassengerNumber()</text:p>
      <text:p text:style-name="P2">{</text:p>
      <text:p text:style-name="P5"><text:span text:style-name="T2"><text:s text:c="4"/></text:span><text:span text:style-name="T1">return</text:span><text:span text:style-name="T2"><text:s/></text:span>currentPassengerNumber<text:span text:style-name="T2">;</text:span></text:p>
      <text:p text:style-name="P3"><text:span text:style-name="T2">}</text:span>//end Vehicle::getCurrentPassengerNumber ()</text:p>
      <text:p text:style-name="P2"/>
      <text:p text:style-name="P3">//Returns engineStarted(bool) private member.</text:p>
      <text:p text:style-name="P3">//(Accessor function, it should be const to don't change class's member.)</text:p>
      <text:p text:style-name="P2"><text:span text:style-name="T1">bool</text:span><text:s/><text:span text:style-name="T4">Vehicle</text:span>::IsEngineStarted()</text:p>
      <text:p text:style-name="P2">{</text:p>
      <text:p text:style-name="P5"><text:span text:style-name="T2"><text:s text:c="4"/></text:span><text:span text:style-name="T1">return</text:span><text:span text:style-name="T2"><text:s/></text:span>engineStarted<text:span text:style-name="T2">;</text:span></text:p>
      <text:p text:style-name="P3"><text:span text:style-name="T2">}</text:span>//end Vehicle::IsEngineStarted ()</text:p>
      <text:p text:style-name="P2"/>
      <text:p text:style-name="P2">———</text:p>
      <text:p text:style-name="P2"/>
      <text:p text:style-name="P1">/*****************************************</text:p>
      <text:p text:style-name="P1"><text:s/>* VehicleTestMain.cpp <text:s text:c="18"/>*</text:p>
      <text:p text:style-name="P1"><text:s/>*****************************************</text:p>
      <text:p text:style-name="P1"><text:s/>* IDE : Xcode <text:s text:c="26"/>*</text:p>
      <text:p text:style-name="P1"><text:s/>* Author : Şafak AKINCI <text:s text:c="16"/>*</text:p>
      <text:p text:style-name="P1"><text:s/>* Experiment 4: Classes And Objects-I <text:s text:c="2"/>*</text:p>
      <text:p text:style-name="P1"><text:s/>*****************************************/</text:p>
      <text:p text:style-name="P2"/>
      <text:p text:style-name="P3"><text:span text:style-name="T1">#include </text:span><text:span text:style-name="T3">&lt;iostream&gt;</text:span><text:span text:style-name="T1"><text:s text:c="17"/></text:span>//To use standart input output</text:p>
      <text:p text:style-name="P4">#include <text:span text:style-name="T3">&lt;string&gt;</text:span><text:s text:c="19"/><text:span text:style-name="T5">//Was not used.</text:span></text:p>
      <text:p text:style-name="P3"><text:span text:style-name="T1">#include </text:span><text:span text:style-name="T3">"Vehicle.h"</text:span><text:span text:style-name="T1"><text:s text:c="16"/></text:span>//To use functions which are declared in Vehicle.h.</text:p>
      <text:p text:style-name="P3"><text:span text:style-name="T1">using</text:span><text:span text:style-name="T2"><text:s/></text:span><text:span text:style-name="T1">namespace</text:span><text:span text:style-name="T2"><text:s/></text:span><text:span text:style-name="T4">std</text:span><text:span text:style-name="T2">; <text:s text:c="15"/></text:span>//To use standart input and output functions under the "std" namespace.</text:p>
      <text:p text:style-name="P2"/>
      <text:p text:style-name="P1">/// &lt;summary&gt;</text:p>
      <text:p text:style-name="P1">/// Acceleration Test.</text:p>
      <text:p text:style-name="P1">/// &lt;/summary&gt;</text:p>
      <text:p text:style-name="P1">/// &lt;param name="vehicle"&gt;The vehicle.&lt;/param&gt;</text:p>
      <text:p text:style-name="P1">/// &lt;param name="amount"&gt;The amount.&lt;/param&gt;</text:p>
      <text:p text:style-name="P3"><text:span text:style-name="T2"><text:s text:c="4"/></text:span>//Checks whether the vehicle accelerated or not.</text:p>
      <text:p text:style-name="P2"><text:span text:style-name="T1">void</text:span><text:s/>TEST_Acceleration(<text:span text:style-name="T4">Vehicle</text:span>&amp; vehicle, <text:span text:style-name="T1">double</text:span><text:s/>amount)</text:p>
      <text:p text:style-name="P2">{</text:p>
      <text:p text:style-name="P2"><text:s text:c="4"/><text:span text:style-name="T1">double</text:span><text:s/>previousSpeed = vehicle.<text:span text:style-name="T4">getCurrentSpeed</text:span>();</text:p>
      <text:p text:style-name="P2"><text:s text:c="4"/></text:p>
      <text:p text:style-name="P2"><text:s text:c="4"/><text:span text:style-name="T1">if</text:span><text:s/>(vehicle.<text:span text:style-name="T4">Accelarate</text:span>(amount))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SUCCESS : Accelerated "<text:span text:style-name="T2"><text:s/>&lt;&lt; </text:span><text:span text:style-name="T4">endl</text:span><text:span text:style-name="T2">;</text:span></text:p>
      <text:p text:style-name="P6"><text:span text:style-name="T2"><text:s text:c="8"/></text:span><text:span text:style-name="T4">cout</text:span><text:span text:style-name="T2"><text:s/>&lt;&lt; </text:span>"Previous Speed : "<text:span text:style-name="T2">&lt;&lt; previousSpeed &lt;&lt;</text:span>" Current Speed : <text:s/>"<text:span text:style-name="T2">&lt;&lt;</text:span></text:p>
      <text:p text:style-name="P2"><text:s text:c="8"/>vehicle.<text:span text:style-name="T4">getCurrentSpeed</text:span>() &lt;&lt; <text:span text:style-name="T4">endl</text:span>;</text:p>
      <text:p text:style-name="P2"><text:s text:c="4"/>}</text:p>
      <text:p text:style-name="P2"><text:s text:c="4"/></text:p>
      <text:p text:style-name="P2"><text:s text:c="4"/><text:span text:style-name="T1">else</text:span>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FAILURE : Could not accelerated"<text:span text:style-name="T2"><text:s/>&lt;&lt; </text:span><text:span text:style-name="T4">endl</text:span><text:span text:style-name="T2">;</text:span></text:p>
      <text:p text:style-name="P2"><text:s text:c="4"/>}</text:p>
      <text:p text:style-name="P3"><text:span text:style-name="T2">}</text:span>//end TEST_Acceleration()</text:p>
      <text:p text:style-name="P2"/>
      <text:p text:style-name="P1">/// &lt;summary&gt;</text:p>
      <text:p text:style-name="P1">/// Deceleration Test.</text:p>
      <text:p text:style-name="P1">/// &lt;/summary&gt;</text:p>
      <text:p text:style-name="P1">/// &lt;param name="vehicle"&gt;The vehicle.&lt;/param&gt;</text:p>
      <text:p text:style-name="P3"><text:span text:style-name="T2"><text:s text:c="4"/></text:span>//Checks whether the vehicle decelerated or not.</text:p>
      <text:p text:style-name="P2"><text:span text:style-name="T1">void</text:span><text:s/>TEST_Deceleration(<text:span text:style-name="T4">Vehicle</text:span>&amp; vehicle, <text:span text:style-name="T1">double</text:span><text:s/>amount)</text:p>
      <text:p text:style-name="P2">{</text:p>
      <text:p text:style-name="P2"><text:s text:c="4"/><text:span text:style-name="T1">double</text:span><text:s/>previousSpeed = vehicle.<text:span text:style-name="T4">getCurrentSpeed</text:span>();</text:p>
      <text:p text:style-name="P2"><text:s text:c="4"/></text:p>
      <text:p text:style-name="P2"><text:s text:c="4"/><text:span text:style-name="T1">if</text:span><text:s/>(vehicle.<text:span text:style-name="T4">Decelerate</text:span>(amount))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SUCCESS : Decelerated "<text:span text:style-name="T2"><text:s/>&lt;&lt; </text:span><text:span text:style-name="T4">endl</text:span><text:span text:style-name="T2">;</text:span></text:p>
      <text:p text:style-name="P6"><text:span text:style-name="T2"><text:s text:c="8"/></text:span><text:span text:style-name="T4">cout</text:span><text:span text:style-name="T2"><text:s/>&lt;&lt; </text:span>"Previous Speed : "<text:span text:style-name="T2">&lt;&lt; previousSpeed &lt;&lt;</text:span>" Current Speed : <text:s/>"<text:span text:style-name="T2">&lt;&lt;</text:span></text:p>
      <text:p text:style-name="P2"><text:s text:c="8"/>vehicle.<text:span text:style-name="T4">getCurrentSpeed</text:span>() &lt;&lt; <text:span text:style-name="T4">endl</text:span>;</text:p>
      <text:p text:style-name="P2"><text:s text:c="4"/>}</text:p>
      <text:p text:style-name="P2"><text:s text:c="4"/><text:span text:style-name="T1">else</text:span>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FAILURE : Could not decelerated"<text:span text:style-name="T2"><text:s/>&lt;&lt; </text:span><text:span text:style-name="T4">endl</text:span><text:span text:style-name="T2">;</text:span></text:p>
      <text:p text:style-name="P2"><text:s text:c="4"/>}</text:p>
      <text:p text:style-name="P3"><text:span text:style-name="T2">}</text:span>//end TEST_Deceleration()</text:p>
      <text:p text:style-name="P2"/>
      <text:p text:style-name="P1">/// &lt;summary&gt;</text:p>
      <text:p text:style-name="P1">/// GetIn Test.</text:p>
      <text:p text:style-name="P1">/// &lt;/summary&gt;</text:p>
      <text:p text:style-name="P1">/// &lt;param name="vehicle"&gt;The vehicle.&lt;/param&gt;</text:p>
      <text:p text:style-name="P1">/// &lt;param name="passengerNumber"&gt;The passenger number.&lt;/param&gt;</text:p>
      <text:p text:style-name="P3"><text:span text:style-name="T2"><text:s text:c="4"/></text:span>//Checks whether the passengers get in car or not.</text:p>
      <text:p text:style-name="P2"><text:span text:style-name="T1">void</text:span><text:s/>TEST_GetIn(<text:span text:style-name="T4">Vehicle</text:span>&amp; vehicle, <text:span text:style-name="T1">int</text:span><text:s/>passengerNumber)</text:p>
      <text:p text:style-name="P2">{</text:p>
      <text:p text:style-name="P2"><text:s text:c="4"/><text:span text:style-name="T1">int</text:span><text:s/>previousPassengerNumber = vehicle.<text:span text:style-name="T4">getCurrentPassengerNumber</text:span>();</text:p>
      <text:p text:style-name="P2"><text:s text:c="4"/></text:p>
      <text:p text:style-name="P2"><text:s text:c="4"/><text:span text:style-name="T1">if</text:span>(vehicle.<text:span text:style-name="T4">GetIn</text:span>(passengerNumber))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SUCCESS : Got-In "<text:span text:style-name="T2"><text:s/>&lt;&lt; </text:span><text:span text:style-name="T4">endl</text:span><text:span text:style-name="T2">;</text:span></text:p>
      <text:p text:style-name="P6"><text:span text:style-name="T2"><text:s text:c="8"/></text:span><text:span text:style-name="T4">cout</text:span><text:span text:style-name="T2"><text:s/>&lt;&lt; </text:span>"Previous PassengerNumber : "<text:span text:style-name="T2">&lt;&lt; previousPassengerNumber &lt;&lt;</text:span>" Current PassengerNumber : <text:s/>"<text:span text:style-name="T2">&lt;&lt;</text:span></text:p>
      <text:p text:style-name="P5"><text:span text:style-name="T2"><text:s text:c="8"/>vehicle.</text:span>getCurrentPassengerNumber<text:span text:style-name="T2">() &lt;&lt; </text:span>endl<text:span text:style-name="T2">;</text:span></text:p>
      <text:p text:style-name="P2"><text:s text:c="4"/>}</text:p>
      <text:p text:style-name="P2"><text:s text:c="4"/><text:span text:style-name="T1">else</text:span>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FAILURE : Could not got-in"<text:span text:style-name="T2"><text:s/>&lt;&lt; </text:span><text:span text:style-name="T4">endl</text:span><text:span text:style-name="T2">;</text:span></text:p>
      <text:p text:style-name="P2"><text:s text:c="4"/>}</text:p>
      <text:p text:style-name="P2"><text:s text:c="4"/></text:p>
      <text:p text:style-name="P3"><text:span text:style-name="T2">}</text:span>//end TEST_GetIn()</text:p>
      <text:p text:style-name="P2"/>
      <text:p text:style-name="P1">/// &lt;summary&gt;</text:p>
      <text:p text:style-name="P1">/// Get Out Test.</text:p>
      <text:p text:style-name="P1">/// &lt;/summary&gt;</text:p>
      <text:p text:style-name="P1">/// &lt;param name="vehicle"&gt;The vehicle.&lt;/param&gt;</text:p>
      <text:p text:style-name="P1">/// &lt;param name="passengerNumber"&gt;The passenger number.&lt;/param&gt;</text:p>
      <text:p text:style-name="P3"><text:span text:style-name="T2"><text:s text:c="4"/></text:span>//Checks whether the passengers get out car or not.</text:p>
      <text:p text:style-name="P2"><text:span text:style-name="T1">void</text:span><text:s/>TEST_GetOut(<text:span text:style-name="T4">Vehicle</text:span>&amp; vehicle, <text:span text:style-name="T1">int</text:span><text:s/>PassengerNumber)</text:p>
      <text:p text:style-name="P2">{</text:p>
      <text:p text:style-name="P2"><text:s text:c="4"/><text:span text:style-name="T1">int</text:span><text:s/>previousPassengerNumber = vehicle.<text:span text:style-name="T4">getCurrentPassengerNumber</text:span>();</text:p>
      <text:p text:style-name="P2"><text:s text:c="4"/></text:p>
      <text:p text:style-name="P2"><text:s text:c="4"/><text:span text:style-name="T1">if</text:span>(vehicle.<text:span text:style-name="T4">GetOut</text:span>(PassengerNumber))</text:p>
      <text:p text:style-name="P2"><text:s text:c="4"/>{</text:p>
      <text:p text:style-name="P6"><text:span text:style-name="T2"><text:s text:c="8"/></text:span><text:span text:style-name="T4">cout</text:span><text:span text:style-name="T2"><text:s/>&lt;&lt; </text:span>"SUCCESS : Got-In "<text:span text:style-name="T2"><text:s/>&lt;&lt; </text:span><text:span text:style-name="T4">endl</text:span><text:span text:style-name="T2">;</text:span></text:p>
      <text:p text:style-name="P6"><text:span text:style-name="T2"><text:s text:c="8"/></text:span><text:span text:style-name="T4">cout</text:span><text:span text:style-name="T2"><text:s/>&lt;&lt; </text:span>"Previous PassengerNumber : "<text:span text:style-name="T2">&lt;&lt; previousPassengerNumber &lt;&lt;</text:span>" Current PassengerNumber : <text:s/>"<text:span text:style-name="T2">&lt;&lt;</text:span></text:p>
      <text:p text:style-name="P5"><text:span text:style-name="T2"><text:s text:c="8"/>vehicle.</text:span>getCurrentPassengerNumber<text:span text:style-name="T2">() &lt;&lt; </text:span>endl<text:span text:style-name="T2">;</text:span></text:p>
      <text:p text:style-name="P2"><text:s text:c="4"/>}</text:p>
      <text:p text:style-name="P2"><text:s text:c="4"/><text:span text:style-name="T1">else</text:span>{</text:p>
      <text:p text:style-name="P6"><text:span text:style-name="T2"><text:s text:c="8"/></text:span><text:span text:style-name="T4">cout</text:span><text:span text:style-name="T2"><text:s/>&lt;&lt; </text:span>"FAILURE : Could not got-out"<text:span text:style-name="T2"><text:s/>&lt;&lt; </text:span><text:span text:style-name="T4">endl</text:span><text:span text:style-name="T2">;</text:span></text:p>
      <text:p text:style-name="P2"><text:s text:c="4"/>}</text:p>
      <text:p text:style-name="P2"><text:s text:c="4"/></text:p>
      <text:p text:style-name="P3"><text:span text:style-name="T2">}</text:span>//end TEST_GetOut ()</text:p>
      <text:p text:style-name="P2"/>
      <text:p text:style-name="P1">/// &lt;summary&gt;</text:p>
      <text:p text:style-name="P1">/// Start Engine Test.</text:p>
      <text:p text:style-name="P1">/// &lt;/summary&gt;</text:p>
      <text:p text:style-name="P1">/// &lt;param name="vehicle"&gt;The vehicle.&lt;/param&gt;</text:p>
      <text:p text:style-name="P2"><text:span text:style-name="T1">void</text:span><text:s/>TEST_StartEngine(<text:span text:style-name="T4">Vehicle</text:span>&amp; vehicle)</text:p>
      <text:p text:style-name="P2">{</text:p>
      <text:p text:style-name="P2"><text:s text:c="4"/></text:p>
      <text:p text:style-name="P3"><text:span text:style-name="T2">}</text:span>//end TEST_StartEngine()</text:p>
      <text:p text:style-name="P2"/>
      <text:p text:style-name="P1">/// &lt;summary&gt;</text:p>
      <text:p text:style-name="P1">/// Stop Engine Test.</text:p>
      <text:p text:style-name="P1">/// &lt;/summary&gt;</text:p>
      <text:p text:style-name="P1">/// &lt;param name="vehicle"&gt;The vehicle.&lt;/param&gt;</text:p>
      <text:p text:style-name="P2"><text:span text:style-name="T1">void</text:span><text:s/>TEST_StopEngine(<text:span text:style-name="T4">Vehicle</text:span>&amp; vehicle)</text:p>
      <text:p text:style-name="P2">{</text:p>
      <text:p text:style-name="P2"><text:s text:c="4"/></text:p>
      <text:p text:style-name="P3"><text:span text:style-name="T2">}</text:span>//end TEST_StopEngine</text:p>
      <text:p text:style-name="P2"/>
      <text:p text:style-name="P1">/// &lt;summary&gt;</text:p>
      <text:p text:style-name="P1">/// Main function.</text:p>
      <text:p text:style-name="P1">/// &lt;/summary&gt;</text:p>
      <text:p text:style-name="P1">/// &lt;returns&gt;&lt;/returns&gt;</text:p>
      <text:p text:style-name="P2"><text:span text:style-name="T1">int</text:span><text:s/>main()</text:p>
      <text:p text:style-name="P2">{</text:p>
      <text:p text:style-name="P6"><text:span text:style-name="T2"><text:s text:c="4"/></text:span><text:span text:style-name="T4">cout</text:span><text:span text:style-name="T2">&lt;&lt; </text:span>"+-----------------------+"<text:span text:style-name="T2"><text:s/>&lt;&lt; </text:span><text:span text:style-name="T4">endl</text:span></text:p>
      <text:p text:style-name="P6"><text:span text:style-name="T2"><text:s text:c="4"/>&lt;&lt; </text:span>"| TEST OF FIRST VEHICLE |"<text:span text:style-name="T2"><text:s/>&lt;&lt; </text:span><text:span text:style-name="T4">endl</text:span></text:p>
      <text:p text:style-name="P6"><text:span text:style-name="T2"><text:s text:c="4"/>&lt;&lt; </text:span>"+-----------------------+"<text:span text:style-name="T2"><text:s/>&lt;&lt; </text:span><text:span text:style-name="T4">endl</text:span><text:span text:style-name="T2">;</text:span></text:p>
      <text:p text:style-name="P2"><text:s text:c="4"/></text:p>
      <text:p text:style-name="P2"><text:s text:c="4"/><text:span text:style-name="T4">Vehicle</text:span><text:s/>vehicle1(4, 220);</text:p>
      <text:p text:style-name="P2"><text:s text:c="4"/>vehicle1.<text:span text:style-name="T4">StartEngine</text:span>();</text:p>
      <text:p text:style-name="P2"><text:s text:c="4"/><text:span text:style-name="T4">TEST_Acceleration</text:span>(vehicle1, 30);</text:p>
      <text:p text:style-name="P2"><text:s text:c="4"/><text:span text:style-name="T4">TEST_Deceleration</text:span>(vehicle1, 20);</text:p>
      <text:p text:style-name="P2"><text:s text:c="4"/><text:span text:style-name="T4">TEST_Acceleration</text:span>(vehicle1, 300);</text:p>
      <text:p text:style-name="P2"><text:s text:c="4"/><text:span text:style-name="T4">TEST_GetIn</text:span>(vehicle1, 2);</text:p>
      <text:p text:style-name="P2"><text:s text:c="4"/><text:span text:style-name="T4">TEST_GetOut</text:span>(vehicle1, 1);</text:p>
      <text:p text:style-name="P2"><text:s text:c="4"/>vehicle1.<text:span text:style-name="T4">StopEngine</text:span>();</text:p>
      <text:p text:style-name="P2"><text:s text:c="4"/></text:p>
      <text:p text:style-name="P6"><text:span text:style-name="T2"><text:s text:c="4"/></text:span><text:span text:style-name="T4">cout</text:span><text:span text:style-name="T2">&lt;&lt; </text:span>"+------------------------+"<text:span text:style-name="T2"><text:s/>&lt;&lt; </text:span><text:span text:style-name="T4">endl</text:span></text:p>
      <text:p text:style-name="P6"><text:span text:style-name="T2"><text:s text:c="4"/>&lt;&lt; </text:span>"| TEST OF SECOND VEHICLE |"<text:span text:style-name="T2"><text:s/>&lt;&lt; </text:span><text:span text:style-name="T4">endl</text:span></text:p>
      <text:p text:style-name="P6"><text:span text:style-name="T2"><text:s text:c="4"/>&lt;&lt; </text:span>"+------------------------+"<text:span text:style-name="T2"><text:s/>&lt;&lt; </text:span><text:span text:style-name="T4">endl</text:span><text:span text:style-name="T2">;</text:span></text:p>
      <text:p text:style-name="P2"><text:s text:c="4"/></text:p>
      <text:p text:style-name="P2"><text:s text:c="4"/><text:span text:style-name="T4">Vehicle</text:span><text:s/>vehicle2(5, 180);</text:p>
      <text:p text:style-name="P2"><text:s text:c="4"/><text:span text:style-name="T4">TEST_Acceleration</text:span>(vehicle2, 30);</text:p>
      <text:p text:style-name="P2"><text:s text:c="4"/><text:span text:style-name="T4">TEST_Deceleration</text:span>(vehicle2, 20);</text:p>
      <text:p text:style-name="P2"><text:s text:c="4"/><text:span text:style-name="T4">TEST_GetIn</text:span>(vehicle2, 2);</text:p>
      <text:p text:style-name="P2"><text:s text:c="4"/><text:span text:style-name="T4">TEST_GetOut</text:span>(vehicle2, 1);</text:p>
      <text:p text:style-name="P2"><text:s text:c="4"/></text:p>
      <text:p text:style-name="P2"><text:s text:c="4"/><text:span text:style-name="T1">return</text:span><text:s/>0;</text:p>
      <text:p text:style-name="P3"><text:span text:style-name="T2">}</text:span>//end main 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